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A00000004A0D0E12ED110A0538.jpg" manifest:media-type="image/jpeg"/>
  <manifest:file-entry manifest:full-path="Pictures/100000000000062E000002B861C8A8A0EE3A1073.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Lucida Console" svg:font-family="'Lucida Console'" style:font-family-generic="modern"/>
    <style:font-face style:name="NSimSun" svg:font-family="NSimSun" style:font-family-generic="modern"/>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817cm" fo:margin-left="0.43cm" table:align="left" style:writing-mode="lr-tb"/>
    </style:style>
    <style:style style:name="Tableau1.A" style:family="table-column">
      <style:table-column-properties style:column-width="3.341cm"/>
    </style:style>
    <style:style style:name="Tableau1.B" style:family="table-column">
      <style:table-column-properties style:column-width="7.41cm"/>
    </style:style>
    <style:style style:name="Tableau1.C" style:family="table-column">
      <style:table-column-properties style:column-width="7.066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row">
      <style:table-row-properties style:min-row-height="0.446cm" fo:keep-together="auto"/>
    </style:style>
    <style:style style:name="Tableau1.A46"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C4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P1" style:family="paragraph" style:parent-style-name="Standard">
      <style:paragraph-properties fo:margin-left="-2cm" fo:margin-right="0cm" fo:margin-top="1.27cm" fo:margin-bottom="0cm" loext:contextual-spacing="false" fo:text-indent="0cm" style:auto-text-indent="false">
        <style:tab-stops>
          <style:tab-stop style:position="6.251cm" style:type="center"/>
          <style:tab-stop style:position="14.503cm" style:type="right"/>
        </style:tab-stops>
      </style:paragraph-properties>
    </style:style>
    <style:style style:name="P2" style:family="paragraph" style:parent-style-name="Standard">
      <style:paragraph-properties fo:margin-left="0cm" fo:margin-right="0cm" fo:text-indent="-1.499cm" style:auto-text-indent="false"/>
      <style:text-properties fo:language="en" fo:country="US" style:language-asian="none" style:country-asian="none"/>
    </style:style>
    <style:style style:name="P3" style:family="paragraph" style:parent-style-name="Standard">
      <style:paragraph-properties fo:margin-top="0.035cm" fo:margin-bottom="1cm" loext:contextual-spacing="false" fo:text-align="end" style:justify-single-word="false">
        <style:tab-stops>
          <style:tab-stop style:position="8.001cm" style:type="center"/>
          <style:tab-stop style:position="16.002cm" style:type="right"/>
        </style:tab-stops>
      </style:paragraph-properties>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fo:line-height="100%" fo:text-align="justify" style:justify-single-word="false" style:snap-to-layout-grid="false"/>
    </style:style>
    <style:style style:name="P7" style:family="paragraph" style:parent-style-name="Standard">
      <style:paragraph-properties fo:margin-top="0cm" fo:margin-bottom="0cm" loext:contextual-spacing="false" fo:line-height="100%" fo:text-align="justify" style:justify-single-word="false" style:snap-to-layout-grid="false"/>
      <style:text-properties officeooo:paragraph-rsid="000c7283"/>
    </style:style>
    <style:style style:name="P8" style:family="paragraph" style:parent-style-name="Standard">
      <style:paragraph-properties fo:margin-top="0cm" fo:margin-bottom="0cm" loext:contextual-spacing="false" fo:line-height="100%"/>
      <style:text-properties fo:font-size="12pt" fo:language="fr" fo:country="FR" style:font-size-asian="12pt" style:font-size-complex="12pt"/>
    </style:style>
    <style:style style:name="P9" style:family="paragraph" style:parent-style-name="Standard">
      <style:paragraph-properties fo:margin-top="0cm" fo:margin-bottom="0cm" loext:contextual-spacing="false" fo:line-height="100%" fo:text-align="center" style:justify-single-word="false"/>
      <style:text-properties fo:font-size="12pt" fo:language="fr" fo:country="FR" style:font-size-asian="12pt" style:font-size-complex="12pt"/>
    </style:style>
    <style:style style:name="P10"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style:font-size-asian="12pt" style:font-size-complex="12pt"/>
    </style:style>
    <style:style style:name="P11" style:family="paragraph" style:parent-style-name="Standard">
      <style:paragraph-properties fo:margin-top="0cm" fo:margin-bottom="0cm" loext:contextual-spacing="false" fo:line-height="100%" fo:text-align="justify" style:justify-single-word="false"/>
      <style:text-properties fo:font-size="12pt" fo:language="fr" fo:country="FR" style:font-size-asian="12pt" style:font-size-complex="12pt"/>
    </style:style>
    <style:style style:name="P12"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08a58f" officeooo:paragraph-rsid="0008a58f" style:font-size-asian="12pt" style:font-size-complex="12pt"/>
    </style:style>
    <style:style style:name="P14"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8a58f" officeooo:paragraph-rsid="0008a58f" style:font-size-asian="12pt" style:font-size-complex="12pt"/>
    </style:style>
    <style:style style:name="P15"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8a58f" officeooo:paragraph-rsid="000fc5f4" style:font-size-asian="12pt" style:font-size-complex="12pt"/>
    </style:style>
    <style:style style:name="P16"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9fd78" officeooo:paragraph-rsid="0009fd78" style:font-size-asian="12pt" style:font-size-complex="12pt"/>
    </style:style>
    <style:style style:name="P17"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ae5e7" officeooo:paragraph-rsid="000ae5e7"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0ae5e7" officeooo:paragraph-rsid="000ae5e7" style:font-size-asian="12pt" style:font-size-complex="12pt"/>
    </style:style>
    <style:style style:name="P19"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0cdabc" officeooo:paragraph-rsid="000cdabc" style:font-size-asian="12pt" style:font-size-complex="12pt"/>
    </style:style>
    <style:style style:name="P20"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0ce89c" officeooo:paragraph-rsid="000ce89c" style:font-size-asian="12pt" style:font-size-complex="12pt"/>
    </style:style>
    <style:style style:name="P21"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ce89c" officeooo:paragraph-rsid="000ce89c" style:font-size-asian="12pt" style:font-size-complex="12pt"/>
    </style:style>
    <style:style style:name="P22"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0d8d90" officeooo:paragraph-rsid="000d8d90" style:font-size-asian="12pt" style:font-size-complex="12pt"/>
    </style:style>
    <style:style style:name="P23"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0e75b9" officeooo:paragraph-rsid="000e75b9" style:font-size-asian="12pt" style:font-size-complex="12pt"/>
    </style:style>
    <style:style style:name="P24"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e75b9" officeooo:paragraph-rsid="000e75b9" style:font-size-asian="12pt" style:font-size-complex="12pt"/>
    </style:style>
    <style:style style:name="P25"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0fc5f4" officeooo:paragraph-rsid="000fc5f4" style:font-size-asian="12pt" style:font-size-complex="12pt"/>
    </style:style>
    <style:style style:name="P26"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10642e" officeooo:paragraph-rsid="0010642e" style:font-size-asian="12pt" style:font-size-complex="12pt"/>
    </style:style>
    <style:style style:name="P27"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15d6a2" officeooo:paragraph-rsid="0015d6a2" style:font-size-asian="12pt" style:font-size-complex="12pt"/>
    </style:style>
    <style:style style:name="P28"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174a48" officeooo:paragraph-rsid="00174a48" style:font-size-asian="12pt"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font-size="12pt" fo:language="fr" fo:country="FR" fo:font-weight="bold" style:font-size-asian="12pt" style:font-weight-asian="bold" style:font-size-complex="12pt"/>
    </style:style>
    <style:style style:name="P30" style:family="paragraph" style:parent-style-name="Standard">
      <style:paragraph-properties fo:margin-top="0cm" fo:margin-bottom="0cm" loext:contextual-spacing="false" fo:line-height="100%"/>
      <style:text-properties fo:font-size="16pt" fo:language="fr" fo:country="FR" style:font-size-asian="16pt" style:font-size-complex="16pt"/>
    </style:style>
    <style:style style:name="P31" style:family="paragraph" style:parent-style-name="Standard">
      <style:paragraph-properties fo:margin-top="0cm" fo:margin-bottom="0cm" loext:contextual-spacing="false" fo:line-height="100%" fo:text-align="justify" style:justify-single-word="false" style:snap-to-layout-grid="false"/>
      <style:text-properties fo:color="#ff0000" fo:font-size="12pt" fo:language="fr" fo:country="FR" style:font-size-asian="12pt" style:font-size-complex="12pt"/>
    </style:style>
    <style:style style:name="P32"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style>
    <style:style style:name="P33" style:family="paragraph" style:parent-style-name="Standard">
      <style:paragraph-properties fo:margin-top="0cm" fo:margin-bottom="0cm" loext:contextual-spacing="false" fo:line-height="100%" fo:text-align="center" style:justify-single-word="false" style:snap-to-layout-grid="false"/>
      <style:text-properties fo:font-size="14pt" fo:font-weight="bold" style:font-size-asian="14pt" style:font-weight-asian="bold" style:font-size-complex="14pt"/>
    </style:style>
    <style:style style:name="P34" style:family="paragraph" style:parent-style-name="Standard">
      <style:paragraph-properties fo:margin-top="0cm" fo:margin-bottom="0cm" loext:contextual-spacing="false" fo:line-height="100%" fo:text-align="center" style:justify-single-word="false" style:snap-to-layout-grid="false"/>
      <style:text-properties fo:font-size="14pt" fo:language="fr" fo:country="FR" fo:font-weight="bold" officeooo:rsid="0008a58f" officeooo:paragraph-rsid="0008a58f" style:font-size-asian="14pt" style:font-weight-asian="bold" style:font-size-complex="14pt" style:font-weight-complex="bold"/>
    </style:style>
    <style:style style:name="P35" style:family="paragraph" style:parent-style-name="Standard">
      <style:paragraph-properties fo:margin-top="0cm" fo:margin-bottom="0cm" loext:contextual-spacing="false" fo:line-height="100%" fo:text-align="justify" style:justify-single-word="false"/>
      <style:text-properties style:font-name="Lucida Console" fo:font-size="9pt" style:font-size-asian="9pt" style:font-name-complex="Lucida Console"/>
    </style:style>
    <style:style style:name="P36" style:family="paragraph" style:parent-style-name="Standard">
      <style:paragraph-properties fo:margin-top="0cm" fo:margin-bottom="0cm" loext:contextual-spacing="false" fo:line-height="100%" fo:text-align="justify" style:justify-single-word="false"/>
      <style:text-properties fo:color="#000000" fo:font-size="12pt" fo:language="fr" fo:country="FR" style:font-size-asian="12pt" style:font-size-complex="12pt"/>
    </style:style>
    <style:style style:name="P37" style:family="paragraph" style:parent-style-name="Text_20_body">
      <style:paragraph-properties fo:margin-top="0cm" fo:margin-bottom="0cm" loext:contextual-spacing="false" fo:line-height="100%" fo:text-align="justify" style:justify-single-word="false" style:snap-to-layout-grid="false"/>
      <style:text-properties fo:font-size="12pt" fo:language="fr" fo:country="FR" officeooo:rsid="000ae5e7" officeooo:paragraph-rsid="000ae5e7" style:font-size-asian="12pt" style:font-size-complex="12pt"/>
    </style:style>
    <style:style style:name="P38" style:family="paragraph" style:parent-style-name="Preformatted_20_Text">
      <style:paragraph-properties fo:margin-top="0cm" fo:margin-bottom="0cm" loext:contextual-spacing="false" fo:line-height="100%" fo:text-align="justify" style:justify-single-word="false" style:snap-to-layout-grid="false"/>
      <style:text-properties fo:font-size="12pt" fo:language="fr" fo:country="FR" style:font-size-asian="12pt" style:font-size-complex="12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1.27cm" style:auto-text-indent="false"/>
      <style:text-properties fo:color="#244061" fo:font-size="18pt" fo:language="fr" fo:country="FR" fo:font-weight="bold" style:font-size-asian="18pt" style:font-weight-asian="bold" style:font-size-complex="18pt"/>
    </style:style>
    <style:style style:name="P40" style:family="paragraph" style:parent-style-name="Standard">
      <style:paragraph-properties fo:margin-left="0cm" fo:margin-right="0cm" fo:margin-top="0cm" fo:margin-bottom="0cm" loext:contextual-spacing="false" fo:line-height="100%" fo:text-align="center" style:justify-single-word="false" fo:text-indent="1.27cm" style:auto-text-indent="false"/>
      <style:text-properties fo:font-size="16pt" fo:language="fr" fo:country="FR" style:font-size-asian="16pt" style:font-size-complex="16pt"/>
    </style:style>
    <style:style style:name="P41" style:family="paragraph" style:parent-style-name="Standard">
      <style:paragraph-properties fo:margin-top="0cm" fo:margin-bottom="0.252cm" loext:contextual-spacing="false"/>
    </style:style>
    <style:style style:name="P42" style:family="paragraph" style:parent-style-name="Standard">
      <style:paragraph-properties fo:margin-top="0cm" fo:margin-bottom="0.152cm" loext:contextual-spacing="false"/>
    </style:style>
    <style:style style:name="P43" style:family="paragraph" style:parent-style-name="Standard">
      <style:paragraph-properties fo:margin-top="0cm" fo:margin-bottom="0.152cm" loext:contextual-spacing="false"/>
      <style:text-properties style:font-name="Calibri"/>
    </style:style>
    <style:style style:name="P44" style:family="paragraph" style:parent-style-name="Standard">
      <style:paragraph-properties fo:margin-top="0cm" fo:margin-bottom="0.152cm" loext:contextual-spacing="false"/>
      <style:text-properties officeooo:rsid="000fc5f4" officeooo:paragraph-rsid="000fc5f4"/>
    </style:style>
    <style:style style:name="P45" style:family="paragraph" style:parent-style-name="Preformatted_20_Text">
      <style:text-properties style:font-name="Calibri" fo:font-size="11pt" style:font-size-asian="11pt" style:font-size-complex="11pt"/>
    </style:style>
    <style:style style:name="P46" style:family="paragraph" style:parent-style-name="Preformatted_20_Text">
      <style:paragraph-properties fo:margin-top="0cm" fo:margin-bottom="0.499cm" loext:contextual-spacing="false"/>
    </style:style>
    <style:style style:name="P47" style:family="paragraph" style:parent-style-name="Heading_20_1">
      <style:text-properties fo:font-size="16pt" fo:language="fr" fo:country="FR" style:font-size-asian="16pt" style:font-size-complex="16pt"/>
    </style:style>
    <style:style style:name="P48" style:family="paragraph" style:parent-style-name="Heading_20_1">
      <style:paragraph-properties fo:margin-left="1.27cm" fo:margin-right="0cm" fo:text-indent="0cm" style:auto-text-indent="false"/>
      <style:text-properties fo:font-size="16pt" fo:language="fr" fo:country="FR" style:font-size-asian="16pt" style:font-size-complex="16pt"/>
    </style:style>
    <style:style style:name="P49" style:family="paragraph" style:parent-style-name="Standard" style:master-page-name="Standard">
      <style:paragraph-properties fo:margin-left="1.27cm" fo:margin-right="0cm" fo:margin-top="0cm" fo:margin-bottom="0cm" loext:contextual-spacing="false" fo:line-height="120%" fo:text-align="center" style:justify-single-word="false" fo:text-indent="0cm" style:auto-text-indent="false" style:page-number="1"/>
      <style:text-properties fo:color="#17365d" fo:font-size="22pt" fo:language="fr" fo:country="FR" style:font-size-asian="22pt" style:font-size-complex="22pt"/>
    </style:style>
    <style:style style:name="P50"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8a58f" officeooo:paragraph-rsid="0008a58f" style:font-size-asian="12pt" style:font-size-complex="12pt"/>
    </style:style>
    <style:style style:name="P51"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18e24b" officeooo:paragraph-rsid="0018e24b" style:font-size-asian="12pt" style:font-size-complex="12pt"/>
    </style:style>
    <style:style style:name="P52"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18e24b" officeooo:paragraph-rsid="0018e24b" style:font-size-asian="12pt" style:font-size-complex="12pt"/>
    </style:style>
    <style:style style:name="P53"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0ae5e7" officeooo:paragraph-rsid="000ae5e7" style:font-size-asian="12pt" style:font-size-complex="12pt"/>
    </style:style>
    <style:style style:name="P54"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style:font-size-asian="12pt" style:font-size-complex="12pt"/>
    </style:style>
    <style:style style:name="P55" style:family="paragraph" style:parent-style-name="Standard">
      <style:paragraph-properties fo:margin-top="0cm" fo:margin-bottom="0cm" loext:contextual-spacing="false" fo:line-height="100%" fo:text-align="center" style:justify-single-word="false" style:snap-to-layout-grid="false"/>
      <style:text-properties fo:font-size="12pt" fo:language="fr" fo:country="FR" officeooo:rsid="0019f704" officeooo:paragraph-rsid="0019f704" style:font-size-asian="12pt" style:font-size-complex="12pt"/>
    </style:style>
    <style:style style:name="P56" style:family="paragraph" style:parent-style-name="Standard">
      <style:paragraph-properties fo:margin-top="0cm" fo:margin-bottom="0cm" loext:contextual-spacing="false" fo:line-height="100%" fo:text-align="justify" style:justify-single-word="false" style:snap-to-layout-grid="false"/>
      <style:text-properties fo:font-size="12pt" fo:language="fr" fo:country="FR" officeooo:rsid="0019f704" officeooo:paragraph-rsid="0019f704" style:font-size-asian="12pt" style:font-size-complex="12pt"/>
    </style:style>
    <style:style style:name="T1" style:family="text">
      <style:text-properties style:font-name="Arial" fo:font-size="9pt" style:font-name-asian="Arial" style:font-size-asian="9pt" style:font-name-complex="Arial" style:font-size-complex="9pt"/>
    </style:style>
    <style:style style:name="T2" style:family="text">
      <style:text-properties fo:font-size="12pt" fo:font-weight="bold" style:font-name-asian="Arial" style:font-size-asian="12pt" style:font-weight-asian="bold" style:font-name-complex="Arial" style:font-size-complex="12pt"/>
    </style:style>
    <style:style style:name="T3" style:family="text">
      <style:text-properties fo:font-size="12pt" fo:language="fr" fo:country="FR" style:font-size-asian="12pt" style:font-size-complex="12pt"/>
    </style:style>
    <style:style style:name="T4" style:family="text">
      <style:text-properties fo:font-size="12pt" fo:language="fr" fo:country="FR" officeooo:rsid="000c7283" style:font-size-asian="12pt" style:font-size-complex="12pt"/>
    </style:style>
    <style:style style:name="T5" style:family="text">
      <style:text-properties fo:font-size="12pt" fo:language="fr" fo:country="FR" fo:font-weight="bold" style:font-size-asian="12pt" style:font-weight-asian="bold" style:font-size-complex="12pt"/>
    </style:style>
    <style:style style:name="T6" style:family="text">
      <style:text-properties fo:language="en" fo:country="US" style:language-asian="none"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text-position="super 58%" fo:font-size="12pt" fo:language="fr" fo:country="FR" style:font-size-asian="12pt" style:font-size-complex="12pt"/>
    </style:style>
    <style:style style:name="T10" style:family="text">
      <style:text-properties officeooo:rsid="0009fd78"/>
    </style:style>
    <style:style style:name="T11" style:family="text">
      <style:text-properties officeooo:rsid="000ae5e7"/>
    </style:style>
    <style:style style:name="T12" style:family="text">
      <style:text-properties style:font-name="Calibri"/>
    </style:style>
    <style:style style:name="T13" style:family="text">
      <style:text-properties style:font-name="Calibri" fo:font-size="11pt" style:font-size-asian="11pt" style:font-size-complex="11pt"/>
    </style:style>
    <style:style style:name="T14" style:family="text">
      <style:text-properties officeooo:rsid="000c7283"/>
    </style:style>
    <style:style style:name="T15" style:family="text">
      <style:text-properties officeooo:rsid="000cdabc"/>
    </style:style>
    <style:style style:name="T16" style:family="text">
      <style:text-properties officeooo:rsid="000d8d90"/>
    </style:style>
    <style:style style:name="T17" style:family="text">
      <style:text-properties officeooo:rsid="000fc5f4"/>
    </style:style>
    <style:style style:name="T18" style:family="text">
      <style:text-properties officeooo:rsid="0010642e"/>
    </style:style>
    <style:style style:name="T19" style:family="text">
      <style:text-properties officeooo:rsid="0011104d"/>
    </style:style>
    <style:style style:name="T20" style:family="text">
      <style:text-properties officeooo:rsid="001348c6"/>
    </style:style>
    <style:style style:name="T21" style:family="text">
      <style:text-properties officeooo:rsid="0018e24b"/>
    </style:style>
    <style:style style:name="fr1" style:family="graphic" style:parent-style-name="Graphics">
      <style:graphic-properties fo:margin-left="0cm" fo:margin-right="0cm" style:vertical-pos="top" style:vertical-rel="baseline" fo:padding="0.002cm" fo:border="none" style:mirror="none" fo:clip="rect(-0.009cm, -0.009cm, -0.009cm, -0.00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007cm, -0.007cm, -0.007cm, -0.0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HP</text:p>
      <text:p text:style-name="P39">Fiche mémo</text:p>
      <text:p text:style-name="P40"/>
      <text:p text:style-name="P8">PHP fonctionne côté serveur alors que JavaScript fonctionne côté client (sur notre ordi, par exemple).</text:p>
      <text:p text:style-name="P8">Donc tout ce qui tourne sur PHP tourne sur un serveur.</text:p>
      <text:p text:style-name="P8"/>
      <text:p text:style-name="P8">PHP est un langage de programmation. Il peut évaluer les données de formulaire envoyées à partir d’un navigateur, créer du contenu web personnalisé par le navigateur, échanger avec une base de données et envoyer et recevoir des cookies.</text:p>
      <text:p text:style-name="P8">Le code PHP est écrit &lt;?php <text:s text:c="6"/>?&gt;</text:p>
      <text:p text:style-name="P8">L’index est enregistré en .php, cela indique à l’interpréteur qu’il y a du code PHP à exécuter dans le fichier.</text:p>
      <text:p text:style-name="P8">Pour ajouter des commentaires sur PHP : //</text:p>
      <text:p text:style-name="P4">Pour lier deux fichiers PHP : &lt;?php include “nomDuFichier.php”</text:p>
      <text:p text:style-name="P3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EXPRESSION</text:p>
          </table:table-cell>
          <table:table-cell table:style-name="Tableau1.A1" office:value-type="string">
            <text:p text:style-name="P29">A QUOI CA SERT ?</text:p>
          </table:table-cell>
          <table:table-cell table:style-name="Tableau1.C1" office:value-type="string">
            <text:p text:style-name="P29">EXEMPLE D’UTILISATION</text:p>
          </table:table-cell>
        </table:table-row>
        <table:table-row table:style-name="Tableau1.1">
          <table:table-cell table:style-name="Tableau1.A1" office:value-type="string">
            <text:p text:style-name="P9">echo « Romain »</text:p>
          </table:table-cell>
          <table:table-cell table:style-name="Tableau1.A1" office:value-type="string">
            <text:p text:style-name="P8">Permet d’afficher la chaine de caractère Romain</text:p>
          </table:table-cell>
          <table:table-cell table:style-name="Tableau1.C1" office:value-type="string">
            <text:p text:style-name="P31">Affiche Romain</text:p>
            <text:p text:style-name="P31">Echo peut également afficher des résultats : ex : echo 5*7 ⇒ affichera 35</text:p>
          </table:table-cell>
        </table:table-row>
        <table:table-row table:style-name="Tableau1.1">
          <table:table-cell table:style-name="Tableau1.A3" office:value-type="string">
            <text:p text:style-name="P9">echo <text:s/>.</text:p>
          </table:table-cell>
          <table:table-cell table:style-name="Tableau1.A3" office:value-type="string">
            <text:p text:style-name="P8">Pour concaténer plusieurs phrases</text:p>
          </table:table-cell>
          <table:table-cell table:style-name="Tableau1.C3" office:value-type="string">
            <text:p text:style-name="P31">echo « Bonjour ».  « tout le monde ! »</text:p>
            <text:p text:style-name="P31">affichera Bonjour tout le monde !</text:p>
          </table:table-cell>
        </table:table-row>
        <table:table-row table:style-name="Tableau1.4">
          <table:table-cell table:style-name="Tableau1.A1" office:value-type="string">
            <text:p text:style-name="P9">&lt;?= <text:s text:c="6"/>?&gt;</text:p>
          </table:table-cell>
          <table:table-cell table:style-name="Tableau1.A1" office:value-type="string">
            <text:p text:style-name="P11">Raccourci au lieu de &lt; ?php <text:s text:c="6"/>?&gt;</text:p>
          </table:table-cell>
          <table:table-cell table:style-name="Tableau1.C1" office:value-type="string">
            <text:p text:style-name="P6"/>
          </table:table-cell>
        </table:table-row>
        <table:table-row table:style-name="Tableau1.4">
          <table:table-cell table:style-name="Tableau1.C3" table:number-columns-spanned="3" office:value-type="string">
            <text:p text:style-name="P33">Opérateurs de comparaison</text:p>
          </table:table-cell>
          <table:covered-table-cell/>
          <table:covered-table-cell/>
        </table:table-row>
        <table:table-row table:style-name="Tableau1.4">
          <table:table-cell table:style-name="Tableau1.A3" office:value-type="string">
            <text:p text:style-name="P9">&lt;</text:p>
          </table:table-cell>
          <table:table-cell table:style-name="Tableau1.A3" office:value-type="string">
            <text:p text:style-name="P11">Strictement inférieur</text:p>
          </table:table-cell>
          <table:table-cell table:style-name="Tableau1.C3" office:value-type="string">
            <text:p text:style-name="P12"/>
          </table:table-cell>
        </table:table-row>
        <table:table-row table:style-name="Tableau1.4">
          <table:table-cell table:style-name="Tableau1.A3" office:value-type="string">
            <text:p text:style-name="P9">&gt;</text:p>
          </table:table-cell>
          <table:table-cell table:style-name="Tableau1.A3" office:value-type="string">
            <text:p text:style-name="P11">Strictement supérieur</text:p>
          </table:table-cell>
          <table:table-cell table:style-name="Tableau1.C3" office:value-type="string">
            <text:p text:style-name="P12"/>
          </table:table-cell>
        </table:table-row>
        <table:table-row table:style-name="Tableau1.4">
          <table:table-cell table:style-name="Tableau1.A3" office:value-type="string">
            <text:p text:style-name="P9">&lt;=</text:p>
          </table:table-cell>
          <table:table-cell table:style-name="Tableau1.A3" office:value-type="string">
            <text:p text:style-name="P11">Inférieur ou égal</text:p>
          </table:table-cell>
          <table:table-cell table:style-name="Tableau1.C3" office:value-type="string">
            <text:p text:style-name="P12"/>
          </table:table-cell>
        </table:table-row>
        <table:table-row table:style-name="Tableau1.4">
          <table:table-cell table:style-name="Tableau1.A3" office:value-type="string">
            <text:p text:style-name="P9">&gt;=</text:p>
          </table:table-cell>
          <table:table-cell table:style-name="Tableau1.A3" office:value-type="string">
            <text:p text:style-name="P11">Supérieur ou égal</text:p>
          </table:table-cell>
          <table:table-cell table:style-name="Tableau1.C3" office:value-type="string">
            <text:p text:style-name="P12"/>
          </table:table-cell>
        </table:table-row>
        <table:table-row table:style-name="Tableau1.4">
          <table:table-cell table:style-name="Tableau1.A3" office:value-type="string">
            <text:p text:style-name="P9">==</text:p>
          </table:table-cell>
          <table:table-cell table:style-name="Tableau1.A3" office:value-type="string">
            <text:p text:style-name="P11">Egal à </text:p>
          </table:table-cell>
          <table:table-cell table:style-name="Tableau1.C3" office:value-type="string">
            <text:p text:style-name="P12"/>
          </table:table-cell>
        </table:table-row>
        <table:table-row table:style-name="Tableau1.4">
          <table:table-cell table:style-name="Tableau1.A3" office:value-type="string">
            <text:p text:style-name="P9">!=</text:p>
          </table:table-cell>
          <table:table-cell table:style-name="Tableau1.A3" office:value-type="string">
            <text:p text:style-name="P11">Différent de </text:p>
          </table:table-cell>
          <table:table-cell table:style-name="Tableau1.C3" office:value-type="string">
            <text:p text:style-name="P12"/>
          </table:table-cell>
        </table:table-row>
        <table:table-row table:style-name="Tableau1.4">
          <table:table-cell table:style-name="Tableau1.A3" office:value-type="string">
            <text:p text:style-name="P10"/>
            <text:p text:style-name="P4"/>
            <text:p text:style-name="P4"/>
          </table:table-cell>
          <table:table-cell table:style-name="Tableau1.A3" office:value-type="string">
            <text:p text:style-name="P6"/>
          </table:table-cell>
          <table:table-cell table:style-name="Tableau1.C3" office:value-type="string">
            <text:p text:style-name="P6"/>
          </table:table-cell>
        </table:table-row>
        <text:soft-page-break/>
        <table:table-row table:style-name="Tableau1.4">
          <table:table-cell table:style-name="Tableau1.C3" table:number-columns-spanned="3" office:value-type="string">
            <text:p text:style-name="P33">Les conditions</text:p>
          </table:table-cell>
          <table:covered-table-cell/>
          <table:covered-table-cell/>
        </table:table-row>
        <table:table-row table:style-name="Tableau1.4">
          <table:table-cell table:style-name="Tableau1.A3" office:value-type="string">
            <text:p text:style-name="P9">If</text:p>
          </table:table-cell>
          <table:table-cell table:style-name="Tableau1.A3" office:value-type="string">
            <text:p text:style-name="P11">Une condition</text:p>
          </table:table-cell>
          <table:table-cell table:style-name="Tableau1.C3" office:value-type="string">
            <text:p text:style-name="P6">$age = 19;</text:p>
            <text:p text:style-name="P6">if ($age &gt;17){</text:p>
            <text:p text:style-name="P6">echo “Vous pouvez conduire!”</text:p>
            <text:p text:style-name="P6">} //affiche Vous pouvez conduire! Car la variable $age a comme valeur 19</text:p>
          </table:table-cell>
        </table:table-row>
        <table:table-row table:style-name="Tableau1.4">
          <table:table-cell table:style-name="Tableau1.A3" office:value-type="string">
            <text:p text:style-name="P9">Else</text:p>
          </table:table-cell>
          <table:table-cell table:style-name="Tableau1.A3" office:value-type="string">
            <text:p text:style-name="P11">Une condition dépendante du if</text:p>
          </table:table-cell>
          <table:table-cell table:style-name="Tableau1.C3" office:value-type="string">
            <text:p text:style-name="P6">$nom = “Eric”;</text:p>
            <text:p text:style-name="P6">if($nom == “Christophe”){</text:p>
            <text:p text:style-name="P6">echo “Je vous connais.”</text:p>
            <text:p text:style-name="P6">}</text:p>
            <text:p text:style-name="P6">else {</text:p>
            <text:p text:style-name="P6">echo “Qui êtes-vous?”;</text:p>
            <text:p text:style-name="P6">}</text:p>
            <text:p text:style-name="P6">//affichera “Qui êtes vous?” car la variable $nom prend pour valeur “Eric”</text:p>
          </table:table-cell>
        </table:table-row>
        <table:table-row table:style-name="Tableau1.4">
          <table:table-cell table:style-name="Tableau1.A3" office:value-type="string">
            <text:p text:style-name="P9">Else if</text:p>
          </table:table-cell>
          <table:table-cell table:style-name="Tableau1.A3" office:value-type="string">
            <text:p text:style-name="P11">Une condition qui suit un if</text:p>
          </table:table-cell>
          <table:table-cell table:style-name="Tableau1.C3" office:value-type="string">
            <text:p text:style-name="P6"/>
          </table:table-cell>
        </table:table-row>
        <table:table-row table:style-name="Tableau1.4">
          <table:table-cell table:style-name="Tableau1.A3" office:value-type="string">
            <text:p text:style-name="P9">switch()</text:p>
          </table:table-cell>
          <table:table-cell table:style-name="Tableau1.A3" office:value-type="string">
            <text:p text:style-name="P11">Pratique quand on a besoin d’une série de if/elseif/else avec des expressions multiples qui dépendent de la même valeur. Le switch fonctionne comme des instructions if, si une condition est vraie, il exécute un bloc de code.</text:p>
            <text:p text:style-name="P11">On peut également vérifier une variable avec switch($nomDeMaVariable)</text:p>
          </table:table-cell>
          <table:table-cell table:style-name="Tableau1.C3" office:value-type="string">
            <text:p text:style-name="P5">switch(2) {</text:p>
            <text:p text:style-name="P5">case 0 :</text:p>
            <text:p text:style-name="P5">echo “La valeur est 0”;</text:p>
            <text:p text:style-name="P5">break;</text:p>
            <text:p text:style-name="P5">case 1 : </text:p>
            <text:p text:style-name="P5">echo “La valeur est 1”;</text:p>
            <text:p text:style-name="P5">break;</text:p>
            <text:p text:style-name="P5">Case 2 :</text:p>
            <text:p text:style-name="P5">echo “La valeur est 2”;</text:p>
            <text:p text:style-name="P5">break;</text:p>
            <text:p text:style-name="P5">Default : </text:p>
            <text:p text:style-name="P5">echo “La valeur n’est ni 0, ni 1, ni 2”</text:p>
            <text:p text:style-name="P5">}</text:p>
            <text:p text:style-name="P6">//affichera “La valeur est 2 (puisque le paramètre de switch est 2)</text:p>
          </table:table-cell>
        </table:table-row>
        <table:table-row table:style-name="Tableau1.4">
          <table:table-cell table:style-name="Tableau1.A3" office:value-type="string">
            <text:p text:style-name="P9">switch($i) :</text:p>
            <text:p text:style-name="P9">endswitch ;</text:p>
          </table:table-cell>
          <table:table-cell table:style-name="Tableau1.A3" office:value-type="string">
            <text:p text:style-name="P11">Raccourci au lieu de :</text:p>
            <text:p text:style-name="P11">switch($i){</text:p>
            <text:p text:style-name="P11">}</text:p>
          </table:table-cell>
          <table:table-cell table:style-name="Tableau1.C3" office:value-type="string">
            <text:p text:style-name="P6"/>
          </table:table-cell>
        </table:table-row>
        <table:table-row table:style-name="Tableau1.4">
          <table:table-cell table:style-name="Tableau1.C3" table:number-columns-spanned="3" office:value-type="string">
            <text:p text:style-name="P32">Les Tableaux</text:p>
          </table:table-cell>
          <table:covered-table-cell/>
          <table:covered-table-cell/>
        </table:table-row>
        <table:table-row table:style-name="Tableau1.4">
          <table:table-cell table:style-name="Tableau1.A3" office:value-type="string">
            <text:p text:style-name="P9">array()</text:p>
          </table:table-cell>
          <table:table-cell table:style-name="Tableau1.A3" office:value-type="string">
            <text:p text:style-name="P11">Array() indique à PHP que la variable est un tableau. Les éléments du tableau sont entre() et séparés par des virgules.</text:p>
            <text:p text:style-name="P11">Array() est une fonction</text:p>
          </table:table-cell>
          <table:table-cell table:style-name="Tableau1.C3" office:value-type="string">
            <text:p text:style-name="P35">$montableau = array(“Romain”, “Vero”, “Khaled”, “Thomas”);</text:p>
          </table:table-cell>
        </table:table-row>
        <table:table-row table:style-name="Tableau1.4">
          <table:table-cell table:style-name="Tableau1.A3" office:value-type="string">
            <text:p text:style-name="P9">unset()</text:p>
          </table:table-cell>
          <table:table-cell table:style-name="Tableau1.A3" office:value-type="string">
            <text:p text:style-name="P11">Pour supprimer un élément d’un tableau</text:p>
          </table:table-cell>
          <table:table-cell table:style-name="Tableau1.C3" office:value-type="string">
            <text:p text:style-name="P6">$tableau = array(“do”, “ré”, “mi”);</text:p>
            <text:p text:style-name="P6">unset($tableau[2]);</text:p>
            <text:p text:style-name="P6">//supprime “mi”</text:p>
            <text:p text:style-name="P6">unset($tableau)</text:p>
            <text:p text:style-name="P5">//supprime tout le tableau</text:p>
          </table:table-cell>
        </table:table-row>
        <table:table-row table:style-name="Tableau1.4">
          <table:table-cell table:style-name="Tableau1.C3" table:number-columns-spanned="3" office:value-type="string">
            <text:p text:style-name="P33">Les Boucles</text:p>
          </table:table-cell>
          <table:covered-table-cell/>
          <table:covered-table-cell/>
        </table:table-row>
        <table:table-row table:style-name="Tableau1.4">
          <table:table-cell table:style-name="Tableau1.A3" office:value-type="string">
            <text:p text:style-name="P9">for</text:p>
          </table:table-cell>
          <table:table-cell table:style-name="Tableau1.A3" office:value-type="string">
            <text:p text:style-name="P36">C’est une boucle</text:p>
          </table:table-cell>
          <table:table-cell table:style-name="Tableau1.C3" office:value-type="string">
            <text:p text:style-name="P6"/>
          </table:table-cell>
        </table:table-row>
        <text:soft-page-break/>
        <table:table-row table:style-name="Tableau1.4">
          <table:table-cell table:style-name="Tableau1.A3" office:value-type="string">
            <text:p text:style-name="P9">foreach</text:p>
          </table:table-cell>
          <table:table-cell table:style-name="Tableau1.A3" office:value-type="string">
            <text:p text:style-name="P11">Pour mettre à jour ou afficher ou parcourir chaque élément d’un objet</text:p>
          </table:table-cell>
          <table:table-cell table:style-name="Tableau1.C3" office:value-type="string">
            <text:p text:style-name="P12">$mesNombres = array(1,2,3)</text:p>
            <text:p text:style-name="P12">foreach($mesNombres as $unNombre){</text:p>
            <text:p text:style-name="P12">echo « Un nombre » ;</text:p>
            <text:p text:style-name="P12">}</text:p>
            <text:p text:style-name="P12">//Pour chaque élément du tableau $mesNombres, il attribuera temporairement l’élément à la variable $unNombre</text:p>
          </table:table-cell>
        </table:table-row>
        <table:table-row table:style-name="Tableau1.4">
          <table:table-cell table:style-name="Tableau1.A3" office:value-type="string">
            <text:p text:style-name="P9">while</text:p>
          </table:table-cell>
          <table:table-cell table:style-name="Tableau1.A3" office:value-type="string">
            <text:p text:style-name="P12">C’est une boucle, comme pour Javascript, utile quand on ne sait pas combien de fois la boucle doit boucler</text:p>
          </table:table-cell>
          <table:table-cell table:style-name="Tableau1.C3" office:value-type="string">
            <text:p text:style-name="P6"/>
          </table:table-cell>
        </table:table-row>
        <table:table-row table:style-name="Tableau1.4">
          <table:table-cell table:style-name="Tableau1.A3" office:value-type="string">
            <text:p text:style-name="P9">do while</text:p>
          </table:table-cell>
          <table:table-cell table:style-name="Tableau1.A3" office:value-type="string">
            <text:p text:style-name="P11">Il boucle au moins une fois et vérifie la condition à la fin</text:p>
          </table:table-cell>
          <table:table-cell table:style-name="Tableau1.C3" office:value-type="string">
            <text:p text:style-name="P6"/>
          </table:table-cell>
        </table:table-row>
        <table:table-row table:style-name="Tableau1.4">
          <table:table-cell table:style-name="Tableau1.C3" table:number-columns-spanned="3" office:value-type="string">
            <text:p text:style-name="P33">Les Fonctions</text:p>
          </table:table-cell>
          <table:covered-table-cell/>
          <table:covered-table-cell/>
        </table:table-row>
        <table:table-row table:style-name="Tableau1.4">
          <table:table-cell table:style-name="Tableau1.A3" office:value-type="string">
            <text:p text:style-name="P9">strleng()</text:p>
          </table:table-cell>
          <table:table-cell table:style-name="Tableau1.A3" office:value-type="string">
            <text:p text:style-name="P11">Pour la longueur</text:p>
          </table:table-cell>
          <table:table-cell table:style-name="Tableau1.C3" office:value-type="string">
            <text:p text:style-name="P6">$prenom = strleng(“Romain”);</text:p>
            <text:p text:style-name="P6">Echo $prenom;</text:p>
            <text:p text:style-name="P6">Affichera 6</text:p>
          </table:table-cell>
        </table:table-row>
        <table:table-row table:style-name="Tableau1.4">
          <table:table-cell table:style-name="Tableau1.A3" office:value-type="string">
            <text:p text:style-name="P9">substr()</text:p>
          </table:table-cell>
          <table:table-cell table:style-name="Tableau1.A3" office:value-type="string">
            <text:p text:style-name="P11">Pour extraire une partie de la chaîne passée en paramètres</text:p>
          </table:table-cell>
          <table:table-cell table:style-name="Tableau1.C3" office:value-type="string">
            <text:p text:style-name="P5">$maPhrase = “Mon prénom est Romain.”;</text:p>
            <text:p text:style-name="P5">$verbe = substr($maPhrase,11,3=;</text:p>
            <text:p text:style-name="P5">echo $verbe;</text:p>
            <text:p text:style-name="P5">Affiche “est” : 11 est la place à laquelle se situe le 1er caractère que je veux; 3 est la longueur</text:p>
          </table:table-cell>
        </table:table-row>
        <table:table-row table:style-name="Tableau1.4">
          <table:table-cell table:style-name="Tableau1.A3" office:value-type="string">
            <text:p text:style-name="P10">strtoupper()</text:p>
          </table:table-cell>
          <table:table-cell table:style-name="Tableau1.A3" office:value-type="string">
            <text:p text:style-name="P12">Pour afficher en majuscules</text:p>
          </table:table-cell>
          <table:table-cell table:style-name="Tableau1.C3" office:value-type="string">
            <text:p text:style-name="P12">$majuscule = strtoupper($maPhrase) ;</text:p>
            <text:p text:style-name="P12">echo $majuscule ;</text:p>
            <text:p text:style-name="P12">Affiche la phrase en majuscules</text:p>
          </table:table-cell>
        </table:table-row>
        <table:table-row table:style-name="Tableau1.4">
          <table:table-cell table:style-name="Tableau1.A3" office:value-type="string">
            <text:p text:style-name="P9">strtolower()</text:p>
          </table:table-cell>
          <table:table-cell table:style-name="Tableau1.A3" office:value-type="string">
            <text:p text:style-name="P11">Pour afficher en minuscules</text:p>
          </table:table-cell>
          <table:table-cell table:style-name="Tableau1.C3" office:value-type="string">
            <text:p text:style-name="P12"/>
          </table:table-cell>
        </table:table-row>
        <table:table-row table:style-name="Tableau1.4">
          <table:table-cell table:style-name="Tableau1.A3" office:value-type="string">
            <text:p text:style-name="P29">On peut appeler ces fonctions directement sur une chaîne</text:p>
          </table:table-cell>
          <table:table-cell table:style-name="Tableau1.A3" office:value-type="string">
            <text:p text:style-name="P11">echo strtolower(« Romain »)</text:p>
          </table:table-cell>
          <table:table-cell table:style-name="Tableau1.C3" office:value-type="string">
            <text:p text:style-name="P6">Affiche : “romain”</text:p>
          </table:table-cell>
        </table:table-row>
        <table:table-row table:style-name="Tableau1.4">
          <table:table-cell table:style-name="Tableau1.A3" office:value-type="string">
            <text:p text:style-name="P9">strpos()</text:p>
          </table:table-cell>
          <table:table-cell table:style-name="Tableau1.A3" office:value-type="string">
            <text:p text:style-name="P5"><text:span text:style-name="T3">Recherche un extrait dans une chaîne de caractères. La fonction retourne comme résultat la position du 1</text:span><text:span text:style-name="T9">er</text:span><text:span text:style-name="T3"> caractère trouvé. S’il n’est pas trouvé, la fonction retourne </text:span><text:span text:style-name="T5">false</text:span></text:p>
          </table:table-cell>
          <table:table-cell table:style-name="Tableau1.C3" office:value-type="string">
            <text:p text:style-name="P6">$pos = strpos($monPrenom, “m”);</text:p>
            <text:p text:style-name="P6">echo $pos;</text:p>
            <text:p text:style-name="P6">affiche 2 car le m de Romain est en 3è position</text:p>
          </table:table-cell>
        </table:table-row>
        <table:table-row table:style-name="Tableau1.4">
          <table:table-cell table:style-name="Tableau1.A3" office:value-type="string">
            <text:p text:style-name="P9">isset()</text:p>
          </table:table-cell>
          <table:table-cell table:style-name="Tableau1.A3" office:value-type="string">
            <text:p text:style-name="P11">Vérifie si les variables sont définies (si elles ont une valeur), si elles ne le sont pas, il ne fait rien</text:p>
          </table:table-cell>
          <table:table-cell table:style-name="Tableau1.C3" office:value-type="string">
            <text:p text:style-name="P12"/>
          </table:table-cell>
        </table:table-row>
        <table:table-row table:style-name="Tableau1.4">
          <table:table-cell table:style-name="Tableau1.C3" table:number-columns-spanned="3" office:value-type="string">
            <text:p text:style-name="P33">Fonctions : Les maths</text:p>
          </table:table-cell>
          <table:covered-table-cell/>
          <table:covered-table-cell/>
        </table:table-row>
        <table:table-row table:style-name="Tableau1.4">
          <table:table-cell table:style-name="Tableau1.C3" table:number-columns-spanned="3" office:value-type="string">
            <text:p text:style-name="P33">Astuce : PHP connait Pi : “M_PI”</text:p>
          </table:table-cell>
          <table:covered-table-cell/>
          <table:covered-table-cell/>
        </table:table-row>
        <table:table-row table:style-name="Tableau1.4">
          <table:table-cell table:style-name="Tableau1.A3" office:value-type="string">
            <text:p text:style-name="P9">round()</text:p>
          </table:table-cell>
          <table:table-cell table:style-name="Tableau1.A3" office:value-type="string">
            <text:p text:style-name="P11">Arrondit les nombres décimaux. Soit pour arrondir un nombre entier soit <text:soft-page-break/>pour arrondir les décimales.</text:p>
            <text:p text:style-name="P5"><text:span text:style-name="T3">Le 1</text:span><text:span text:style-name="T9">er</text:span><text:span text:style-name="T3"> paramètre pour indiquer le nombre décimal à arrondir, le 2è pour indiquer le nombre de décimal que <text:s/>l’on souhaite pour l’arrondi</text:span></text:p>
          </table:table-cell>
          <table:table-cell table:style-name="Tableau1.C3" office:value-type="string">
            <text:p text:style-name="P6">$aArrondir = round(8.45876);</text:p>
            <text:p text:style-name="P6">echo $aArrondir;</text:p>
            <text:p text:style-name="P6"><text:soft-page-break/>Affiche 8 car rien n’est mis en second paramètre</text:p>
            <text:p text:style-name="P6"/>
          </table:table-cell>
        </table:table-row>
        <table:table-row table:style-name="Tableau1.4">
          <table:table-cell table:style-name="Tableau1.A3" office:value-type="string">
            <text:p text:style-name="P9">rand()</text:p>
          </table:table-cell>
          <table:table-cell table:style-name="Tableau1.A3" office:value-type="string">
            <text:p text:style-name="P11">Pour obtenir un nombre au hasard.</text:p>
            <text:p text:style-name="P11">On peut fournir deux paramètres : un mini et un maxi</text:p>
          </table:table-cell>
          <table:table-cell table:style-name="Tableau1.C3" office:value-type="string">
            <text:p text:style-name="P6">&lt;?php</text:p>
            <text:p text:style-name="P6">$prenom = “Romain”;</text:p>
            <text:p text:style-name="P6">$position = rand(0,5);</text:p>
            <text:p text:style-name="P6">$lettre = substr($prenom, $position, 1);</text:p>
            <text:p text:style-name="P6">echo $lettre;</text:p>
            <text:p text:style-name="P6">Affiche une lettre choisit aléatoirement à partir de la variable qui a comme valeur Romain.</text:p>
            <text:p text:style-name="P6">Si on veut afficher 2 lettres, dans substr, je mets 2 à la fin</text:p>
          </table:table-cell>
        </table:table-row>
        <table:table-row table:style-name="Tableau1.4">
          <table:table-cell table:style-name="Tableau1.A3" office:value-type="string">
            <text:p text:style-name="P10">array()</text:p>
          </table:table-cell>
          <table:table-cell table:style-name="Tableau1.A3" office:value-type="string">
            <text:p text:style-name="P12">Déjà vu</text:p>
          </table:table-cell>
          <table:table-cell table:style-name="Tableau1.C3" office:value-type="string">
            <text:p text:style-name="P12"/>
          </table:table-cell>
        </table:table-row>
        <table:table-row table:style-name="Tableau1.4">
          <table:table-cell table:style-name="Tableau1.A3" office:value-type="string">
            <text:p text:style-name="P10">array_push()</text:p>
          </table:table-cell>
          <table:table-cell table:style-name="Tableau1.A3" office:value-type="string">
            <text:p text:style-name="P12">Prend deux arguments : un tableau et un éléments à ajouter</text:p>
          </table:table-cell>
          <table:table-cell table:style-name="Tableau1.C3" office:value-type="string">
            <text:p text:style-name="P12">$mesPassions = array() ;</text:p>
            <text:p text:style-name="P12">array_push($mesPassions, « radio », « théâtre ») ;</text:p>
          </table:table-cell>
        </table:table-row>
        <table:table-row table:style-name="Tableau1.4">
          <table:table-cell table:style-name="Tableau1.A3" office:value-type="string">
            <text:p text:style-name="P10">count()</text:p>
          </table:table-cell>
          <table:table-cell table:style-name="Tableau1.A3" office:value-type="string">
            <text:p text:style-name="P12">Permet de connaître le nombre d’éléments d’un tableau</text:p>
          </table:table-cell>
          <table:table-cell table:style-name="Tableau1.C3" office:value-type="string">
            <text:p text:style-name="P12">Echo count($monTableau) ;</text:p>
          </table:table-cell>
        </table:table-row>
        <table:table-row table:style-name="Tableau1.4">
          <table:table-cell table:style-name="Tableau1.A3" office:value-type="string">
            <text:p text:style-name="P10">sort()</text:p>
          </table:table-cell>
          <table:table-cell table:style-name="Tableau1.A3" office:value-type="string">
            <text:p text:style-name="P6"><text:span text:style-name="T3">Pour trier un tableau : cette fonction a besoin du tableau en paramètre et fournit un résultat </text:span><text:span text:style-name="T5">true</text:span><text:span text:style-name="T3"> or </text:span><text:span text:style-name="T5">false</text:span></text:p>
          </table:table-cell>
          <table:table-cell table:style-name="Tableau1.C3" office:value-type="string">
            <text:p text:style-name="P12">$monTableau = array(5,3,7,1) ;</text:p>
            <text:p text:style-name="P12">echo sort($monTableau) ;</text:p>
            <text:p text:style-name="P12">echo join(« . », $monTableau) ;</text:p>
            <text:p text:style-name="P12">Affiche 1.3.5.7</text:p>
          </table:table-cell>
        </table:table-row>
        <table:table-row table:style-name="Tableau1.4">
          <table:table-cell table:style-name="Tableau1.A3" office:value-type="string">
            <text:p text:style-name="P10">rsort()</text:p>
          </table:table-cell>
          <table:table-cell table:style-name="Tableau1.A3" office:value-type="string">
            <text:p text:style-name="P12">Tri à l’inverse</text:p>
          </table:table-cell>
          <table:table-cell table:style-name="Tableau1.C3" office:value-type="string">
            <text:p text:style-name="P12"/>
          </table:table-cell>
        </table:table-row>
        <table:table-row table:style-name="Tableau1.4">
          <table:table-cell table:style-name="Tableau1.A3" office:value-type="string">
            <text:p text:style-name="P10">join()</text:p>
          </table:table-cell>
          <table:table-cell table:style-name="Tableau1.A3" office:value-type="string">
            <text:p text:style-name="P6"><text:span text:style-name="T3">Permet de créer une chaîne de caractères contenant chaque élément du tableau en les séparant d’un caractère qui est défini en paramètre (le 1</text:span><text:span text:style-name="T9">er</text:span><text:span text:style-name="T3">). Le 2</text:span><text:span text:style-name="T9">nd</text:span><text:span text:style-name="T3"> paramètre est le tableau</text:span></text:p>
          </table:table-cell>
          <table:table-cell table:style-name="Tableau1.C3" office:value-type="string">
            <text:p text:style-name="P12">Pratique pour voir le contenu d’un tableau sans passer par une boucle</text:p>
          </table:table-cell>
        </table:table-row>
        <table:table-row table:style-name="Tableau1.4">
          <table:table-cell table:style-name="Tableau1.C3" table:number-columns-spanned="3" office:value-type="string">
            <text:p text:style-name="P34">Les objets</text:p>
          </table:table-cell>
          <table:covered-table-cell/>
          <table:covered-table-cell/>
        </table:table-row>
        <table:table-row table:style-name="Tableau1.4">
          <table:table-cell table:style-name="Tableau1.A46" office:value-type="string">
            <text:p text:style-name="P13">POO</text:p>
          </table:table-cell>
          <table:table-cell table:style-name="Tableau1.A46" office:value-type="string">
            <text:p text:style-name="P14">Programmation orientée objet</text:p>
          </table:table-cell>
          <table:table-cell table:style-name="Tableau1.C46" office:value-type="string">
            <text:p text:style-name="P12"/>
          </table:table-cell>
        </table:table-row>
        <table:table-row table:style-name="Tableau1.4">
          <table:table-cell table:style-name="Tableau1.A3" office:value-type="string">
            <text:p text:style-name="P13">Class</text:p>
          </table:table-cell>
          <table:table-cell table:style-name="Tableau1.A3" office:value-type="string">
            <text:p text:style-name="P14">C’est une entité regroupant des variables et des fonctions. Une classe est donc un regroupement logique de variable et de fonctions que tout objet issu de cette classe possèdera. <text:span text:style-name="T10">Par convention, le nom d’une class commence toujours par une majuscule.</text:span></text:p>
            <text:p text:style-name="P28">Une classe sert à définir un objet</text:p>
          </table:table-cell>
          <table:table-cell table:style-name="Tableau1.C3" office:value-type="string">
            <text:p text:style-name="P14">&lt;?php</text:p>
            <text:p text:style-name="P14">class Personnage</text:p>
            <text:p text:style-name="P14">$force</text:p>
            <text:p text:style-name="P14">$localisation</text:p>
            <text:p text:style-name="P14">$experience</text:p>
            <text:p text:style-name="P14">$degats</text:p>
            <text:p text:style-name="P14"/>
            <text:p text:style-name="P14">function frapper()</text:p>
            <text:p text:style-name="P14">function gagnerExperience()</text:p>
            <text:p text:style-name="P14">function deplacer()</text:p>
          </table:table-cell>
        </table:table-row>
        <table:table-row table:style-name="Tableau1.4">
          <table:table-cell table:style-name="Tableau1.A3" office:value-type="string">
            <text:p text:style-name="P51">Objet</text:p>
          </table:table-cell>
          <table:table-cell table:style-name="Tableau1.A3" office:value-type="string">
            <text:p text:style-name="P52">C’est une classe qui a été instanciée. <text:soft-page-break/>C’est un programme auto-suffisant.</text:p>
          </table:table-cell>
          <table:table-cell table:style-name="Tableau1.C3" office:value-type="string">
            <text:p text:style-name="P14"/>
          </table:table-cell>
        </table:table-row>
        <table:table-row table:style-name="Tableau1.4">
          <table:table-cell table:style-name="Tableau1.A3" office:value-type="string">
            <text:p text:style-name="P13">$variable</text:p>
          </table:table-cell>
          <table:table-cell table:style-name="Tableau1.A3" office:value-type="string">
            <text:p text:style-name="P14">On l’appelle <text:span text:style-name="T8">attribut</text:span> ou <text:span text:style-name="T8">propriété</text:span>. Elle peut être public ou private. Lorsqu’elle est private, on utilise _ pour la nommer (par convention)</text:p>
          </table:table-cell>
          <table:table-cell table:style-name="Tableau1.C3" office:value-type="string">
            <text:p text:style-name="P14"><text:span text:style-name="T21">p</text:span>rivate $_force</text:p>
          </table:table-cell>
        </table:table-row>
        <table:table-row table:style-name="Tableau1.4">
          <table:table-cell table:style-name="Tableau1.A3" office:value-type="string">
            <text:p text:style-name="P13">function</text:p>
          </table:table-cell>
          <table:table-cell table:style-name="Tableau1.A3" office:value-type="string">
            <text:p text:style-name="P14">On l’appelle <text:span text:style-name="T8">méthode</text:span>. On lui passe un argument entre ().</text:p>
            <text:p text:style-name="P14">Pour appeler une méthode, on utilise -&gt;</text:p>
          </table:table-cell>
          <table:table-cell table:style-name="Tableau1.C3" office:value-type="string">
            <text:p text:style-name="P14">&lt;?php</text:p>
            <text:p text:style-name="P14">class Personnage</text:p>
            <text:p text:style-name="P14">{</text:p>
            <text:p text:style-name="P14">private $_force ;</text:p>
            <text:p text:style-name="P14"><text:span text:style-name="T10">private </text:span>$_localisation ;</text:p>
            <text:p text:style-name="P14"><text:span text:style-name="T10">private </text:span>$_experience ;</text:p>
            <text:p text:style-name="P14"><text:span text:style-name="T10">private </text:span>$_degats ;</text:p>
            <text:p text:style-name="P14"/>
            <text:p text:style-name="P16">public function parler()</text:p>
            <text:p text:style-name="P16">{ echo « Je suis un personnage ! »</text:p>
            <text:p text:style-name="P16">}</text:p>
            <text:p text:style-name="P16">$perso = new Personnage ;</text:p>
            <text:p text:style-name="P16">$perso-&gt; parler() ;</text:p>
            <text:p text:style-name="P14"/>
          </table:table-cell>
        </table:table-row>
        <table:table-row table:style-name="Tableau1.4">
          <table:table-cell table:style-name="Tableau1.A3" office:value-type="string">
            <text:p text:style-name="P25">Instance</text:p>
          </table:table-cell>
          <table:table-cell table:style-name="Tableau1.A3" office:value-type="string">
            <text:p text:style-name="P17">En <text:a xlink:type="simple" xlink:href="https://fr.wikipedia.org/wiki/Programmation_orientée_objet" text:style-name="Internet_20_link" text:visited-style-name="Visited_20_Internet_20_Link">programmation orientée objet</text:a>, on appelle <text:span text:style-name="T7">instance</text:span> d'une <text:a xlink:type="simple" xlink:href="https://fr.wikipedia.org/wiki/Classe_(informatique)" text:style-name="Internet_20_link" text:visited-style-name="Visited_20_Internet_20_Link">classe</text:a>, un <text:a xlink:type="simple" xlink:href="https://fr.wikipedia.org/wiki/Objet_(informatique)" text:style-name="Internet_20_link" text:visited-style-name="Visited_20_Internet_20_Link">objet</text:a> avec un comportement et un état, tous deux définis par la classe. </text:p>
            <text:p text:style-name="P52">C’est le fait de créer un objet</text:p>
          </table:table-cell>
          <table:table-cell table:style-name="Tableau1.C3" office:value-type="string">
            <text:p text:style-name="P44">&lt;?php</text:p>
            <text:p text:style-name="P44">class Per<text:span text:style-name="T20">s</text:span>onnage</text:p>
            <text:p text:style-name="P44">$perso = new Personnage;</text:p>
            <text:p text:style-name="P44">//$perso est un objet de type Personnage (on crée une instance) de la class Personnage </text:p>
          </table:table-cell>
        </table:table-row>
        <table:table-row table:style-name="Tableau1.4">
          <table:table-cell table:style-name="Tableau1.A3" office:value-type="string">
            <text:p text:style-name="P13">g<text:span text:style-name="T11">etter</text:span></text:p>
          </table:table-cell>
          <table:table-cell table:style-name="Tableau1.A3" office:value-type="string">
            <text:p text:style-name="P17">Ou accesseur. Permet de récupérer la valeur d’un attribu<text:span text:style-name="T14">t.</text:span></text:p>
            <text:p text:style-name="P7"><text:span text:style-name="T4">Pour se faire, il faut </text:span>implémenter des méthodes dont le seul rôle sera de nous donner l'attribut qu'on leur demande ! Ces méthodes ont un nom bien spécial : ce sont des <text:span text:style-name="Strong_20_Emphasis">accesseurs</text:span> (ou <text:span text:style-name="Emphasis">getters</text:span>). Par convention, ces méthodes portent le même nom que l'attribut dont elles renvoient la valeur. Par exemple, voici la liste des accesseurs de notre classe<text:span text:style-name="Source_20_Text">Personnage</text:span>: </text:p>
          </table:table-cell>
          <table:table-cell table:style-name="Tableau1.C3" office:value-type="string">
            <text:p text:style-name="P42"><text:bookmark text:name="r-2647843"/><text:span text:style-name="Source_20_Text"><text:span text:style-name="T12">&lt;?php</text:span></text:span></text:p>
            <text:p text:style-name="P42"><text:bookmark text:name="r-26478431"/><text:span text:style-name="Source_20_Text"><text:span text:style-name="T12">class Personnage</text:span></text:span></text:p>
            <text:p text:style-name="P42"><text:bookmark text:name="r-26478432"/><text:span text:style-name="Source_20_Text"><text:span text:style-name="T12">{</text:span></text:span></text:p>
            <text:p text:style-name="P42"><text:bookmark text:name="r-26478433"/><text:span text:style-name="Source_20_Text"><text:span text:style-name="T12"><text:s text:c="2"/>private $_force;</text:span></text:span></text:p>
            <text:p text:style-name="P42"><text:bookmark text:name="r-26478434"/><text:span text:style-name="Source_20_Text"><text:span text:style-name="T12"><text:s text:c="2"/>private $_experience;</text:span></text:span></text:p>
            <text:p text:style-name="P42"><text:bookmark text:name="r-26478435"/><text:span text:style-name="Source_20_Text"><text:span text:style-name="T12"><text:s text:c="2"/>private $_degats;</text:span></text:span></text:p>
            <text:p text:style-name="P42"><text:bookmark text:name="r-26478436"/><text:span text:style-name="Source_20_Text"><text:span text:style-name="T12"><text:s text:c="8"/></text:span></text:span></text:p>
            <text:p text:style-name="P42"><text:bookmark text:name="r-26478437"/><text:span text:style-name="Source_20_Text"><text:span text:style-name="T12"><text:s text:c="2"/>public function frapper(Personnage $persoAFrapper)</text:span></text:span></text:p>
            <text:p text:style-name="P42"><text:bookmark text:name="r-26478438"/><text:span text:style-name="Source_20_Text"><text:span text:style-name="T12"><text:s text:c="2"/>{</text:span></text:span></text:p>
            <text:p text:style-name="P42"><text:bookmark text:name="r-26478439"/><text:span text:style-name="Source_20_Text"><text:span text:style-name="T12"><text:s text:c="4"/>$persoAFrapper-&gt;_degats += $this-&gt;_force;</text:span></text:span></text:p>
            <text:p text:style-name="P42"><text:bookmark text:name="r-264784310"/><text:span text:style-name="Source_20_Text"><text:span text:style-name="T12"><text:s text:c="2"/>}</text:span></text:span></text:p>
            <text:p text:style-name="P42"><text:bookmark text:name="r-264784311"/><text:soft-page-break/><text:span text:style-name="Source_20_Text"><text:span text:style-name="T12"><text:s text:c="8"/></text:span></text:span></text:p>
            <text:p text:style-name="P42"><text:bookmark text:name="r-264784312"/><text:span text:style-name="Source_20_Text"><text:span text:style-name="T12"><text:s text:c="2"/>public function gagnerExperience()</text:span></text:span></text:p>
            <text:p text:style-name="P42"><text:bookmark text:name="r-264784313"/><text:span text:style-name="Source_20_Text"><text:span text:style-name="T12"><text:s text:c="2"/>{</text:span></text:span></text:p>
            <text:p text:style-name="P42"><text:bookmark text:name="r-264784314"/><text:span text:style-name="Source_20_Text"><text:span text:style-name="T12"><text:s text:c="4"/>// Ceci est un raccourci qui équivaut à écrire « $this-&gt;_experience = $this-&gt;_experience + 1 »</text:span></text:span></text:p>
            <text:p text:style-name="P42"><text:bookmark text:name="r-264784315"/><text:span text:style-name="Source_20_Text"><text:span text:style-name="T12"><text:s text:c="4"/>// On aurait aussi pu écrire « $this-&gt;_experience += 1 »</text:span></text:span></text:p>
            <text:p text:style-name="P42"><text:bookmark text:name="r-264784316"/><text:span text:style-name="Source_20_Text"><text:span text:style-name="T12"><text:s text:c="4"/>$this-&gt;_experience++;</text:span></text:span></text:p>
            <text:p text:style-name="P42"><text:bookmark text:name="r-264784317"/><text:span text:style-name="Source_20_Text"><text:span text:style-name="T12"><text:s text:c="2"/>}</text:span></text:span></text:p>
            <text:p text:style-name="P42"><text:bookmark text:name="r-264784318"/><text:span text:style-name="Source_20_Text"><text:span text:style-name="T12"><text:s text:c="8"/></text:span></text:span></text:p>
            <text:p text:style-name="P42"><text:bookmark text:name="r-264784319"/><text:span text:style-name="Source_20_Text"><text:span text:style-name="T12"><text:s text:c="2"/>// Ceci est la méthode degats() : elle se charge de renvoyer le contenu de l'attribut $_degats.</text:span></text:span></text:p>
            <text:p text:style-name="P42"><text:bookmark text:name="r-264784320"/><text:span text:style-name="Source_20_Text"><text:span text:style-name="T12"><text:s text:c="2"/>public function degats()</text:span></text:span></text:p>
            <text:p text:style-name="P42"><text:bookmark text:name="r-264784321"/><text:span text:style-name="Source_20_Text"><text:span text:style-name="T12"><text:s text:c="2"/>{</text:span></text:span></text:p>
            <text:p text:style-name="P42"><text:bookmark text:name="r-264784322"/><text:span text:style-name="Source_20_Text"><text:span text:style-name="T12"><text:s text:c="4"/>return $this-&gt;_degats;</text:span></text:span></text:p>
            <text:p text:style-name="P42"><text:bookmark text:name="r-264784323"/><text:span text:style-name="Source_20_Text"><text:span text:style-name="T12"><text:s text:c="2"/>}</text:span></text:span></text:p>
            <text:p text:style-name="P42"><text:bookmark text:name="r-264784324"/><text:span text:style-name="Source_20_Text"><text:span text:style-name="T12"><text:s text:c="8"/></text:span></text:span></text:p>
            <text:p text:style-name="P42"><text:bookmark text:name="r-264784325"/><text:span text:style-name="Source_20_Text"><text:span text:style-name="T12"><text:s text:c="2"/>// Ceci est la méthode force() : elle se charge de renvoyer le contenu de l'attribut $_force.</text:span></text:span></text:p>
            <text:p text:style-name="P42"><text:bookmark text:name="r-264784326"/><text:span text:style-name="Source_20_Text"><text:span text:style-name="T12"><text:s text:c="2"/>public function force()</text:span></text:span></text:p>
            <text:p text:style-name="P42"><text:bookmark text:name="r-264784327"/><text:span text:style-name="Source_20_Text"><text:span text:style-name="T12"><text:s text:c="2"/>{</text:span></text:span></text:p>
            <text:p text:style-name="P42"><text:bookmark text:name="r-264784328"/><text:span text:style-name="Source_20_Text"><text:span text:style-name="T12"><text:s text:c="4"/>return $this-&gt;_force;</text:span></text:span></text:p>
            <text:p text:style-name="P42"><text:bookmark text:name="r-264784329"/><text:span text:style-name="Source_20_Text"><text:span text:style-name="T12"><text:s text:c="2"/>}</text:span></text:span></text:p>
            <text:p text:style-name="P42"><text:bookmark text:name="r-264784330"/><text:span text:style-name="Source_20_Text"><text:span text:style-name="T12"><text:s text:c="8"/></text:span></text:span></text:p>
            <text:p text:style-name="P42"><text:bookmark text:name="r-264784331"/><text:span text:style-name="Source_20_Text"><text:span text:style-name="T12"><text:s text:c="2"/>// Ceci est la méthode experience() : elle se charge de renvoyer le contenu de l'attribut $_experience.</text:span></text:span></text:p>
            <text:p text:style-name="P42"><text:bookmark text:name="r-264784332"/><text:span text:style-name="Source_20_Text"><text:span text:style-name="T12"><text:s text:c="2"/>public function experience()</text:span></text:span></text:p>
            <text:p text:style-name="P42"><text:bookmark text:name="r-264784333"/><text:span text:style-name="Source_20_Text"><text:span text:style-name="T12"><text:s text:c="2"/>{</text:span></text:span></text:p>
            <text:p text:style-name="P42"><text:bookmark text:name="r-264784334"/><text:span text:style-name="Source_20_Text"><text:span text:style-name="T12"><text:s text:c="4"/>return $this-&gt;_experience;</text:span></text:span></text:p>
            <text:p text:style-name="P42"><text:bookmark text:name="r-264784335"/><text:span text:style-name="Source_20_Text"><text:span text:style-name="T12"><text:s text:c="2"/>}</text:span></text:span></text:p>
            <text:p text:style-name="P42"><text:bookmark text:name="r-264784336"/><text:soft-page-break/><text:span text:style-name="Source_20_Text"><text:span text:style-name="T12">}</text:span></text:span></text:p>
            <text:p text:style-name="P43"/>
          </table:table-cell>
        </table:table-row>
        <table:table-row table:style-name="Tableau1.4">
          <table:table-cell table:style-name="Tableau1.A3" office:value-type="string">
            <text:p text:style-name="P18">setter</text:p>
          </table:table-cell>
          <table:table-cell table:style-name="Tableau1.A3" office:value-type="string">
            <text:p text:style-name="P17">Ou mutateur. Permet de modifier un attribut.</text:p>
            <text:p text:style-name="P37"><text:bookmark text:name="r-1669330"/>Maintenant, comment cela se passe-t-il si vous voulez modifier un attribut ? Encore une fois, il va falloir que vous demandiez à la classe de le faire pour vous. Je vous rappelle que le principe d'encapsulation est là pour vous empêcher d'assigner un mauvais type de valeur à un attribut : si vous demandez à votre classe de le faire, ce risque est supprimé car la classe « contrôle » la valeur des attributs. Comme vous l'aurez peut-être deviné, ce sera par le biais de méthodes que l'on demandera à notre classe de modifier tel attribut.</text:p>
            <text:p text:style-name="Text_20_body"><text:bookmark text:name="r-1669331"/>La classe doit impérativement contrôler la valeur afin d'assurer son intégrité car, si elle ne le fait pas, on pourra passer n'importe quelle valeur à la classe et le principe d'encapsulation n'est plus respecté ! Ces méthodes ont aussi un nom spécial : il s'agit de <text:span text:style-name="Strong_20_Emphasis">mutateurs</text:span> (ou <text:span text:style-name="Emphasis">setters</text:span>). Ces méthodes sont de la forme <text:span text:style-name="Source_20_Text">setNomDeLAttribut()</text:span>. Voici la liste des mutateurs (ajoutée à la liste des accesseurs) de notre classe<text:span text:style-name="Source_20_Text">Personnage</text:span>:</text:p>
            <text:p text:style-name="P17"/>
          </table:table-cell>
          <table:table-cell table:style-name="Tableau1.C3" office:value-type="string">
            <text:p text:style-name="Standard"><text:bookmark text:name="r-1669340"/><text:span text:style-name="Source_20_Text">&lt;?php</text:span></text:p>
            <text:p text:style-name="Standard"><text:bookmark text:name="r-16693401"/><text:span text:style-name="Source_20_Text">$perso1 = new Personnage; // Un premier personnage</text:span></text:p>
            <text:p text:style-name="Standard"><text:bookmark text:name="r-16693402"/><text:span text:style-name="Source_20_Text">$perso2 = new Personnage; // Un second personnage</text:span></text:p>
            <text:p text:style-name="Standard"><text:bookmark text:name="r-16693403"/></text:p>
            <text:p text:style-name="Standard"><text:bookmark text:name="r-16693404"/><text:span text:style-name="Source_20_Text">$perso1-&gt;setForce(10);</text:span></text:p>
            <text:p text:style-name="Standard"><text:bookmark text:name="r-16693405"/><text:span text:style-name="Source_20_Text">$perso1-&gt;setExperience(2);</text:span></text:p>
            <text:p text:style-name="Standard"><text:bookmark text:name="r-16693406"/></text:p>
            <text:p text:style-name="Standard"><text:bookmark text:name="r-16693407"/><text:span text:style-name="Source_20_Text">$perso2-&gt;setForce(90);</text:span></text:p>
            <text:p text:style-name="Standard"><text:bookmark text:name="r-16693408"/><text:span text:style-name="Source_20_Text">$perso2-&gt;setExperience(58);</text:span></text:p>
            <text:p text:style-name="Standard"><text:bookmark text:name="r-16693409"/></text:p>
            <text:p text:style-name="Standard"><text:bookmark text:name="r-166934010"/><text:span text:style-name="Source_20_Text">$perso1-&gt;frapper($perso2); <text:s/>// $perso1 frappe $perso2</text:span></text:p>
            <text:p text:style-name="Standard"><text:bookmark text:name="r-166934011"/><text:span text:style-name="Source_20_Text">$perso1-&gt;gagnerExperience(); // $perso1 gagne de l'expérience</text:span></text:p>
            <text:p text:style-name="Standard"><text:bookmark text:name="r-166934012"/></text:p>
            <text:p text:style-name="Standard"><text:bookmark text:name="r-166934013"/><text:span text:style-name="Source_20_Text">$perso2-&gt;frapper($perso1); <text:s/>// $perso2 frappe $perso1</text:span></text:p>
            <text:p text:style-name="Standard"><text:bookmark text:name="r-166934014"/><text:span text:style-name="Source_20_Text">$perso2-&gt;gagnerExperience(); // $perso2 gagne de l'expérience</text:span></text:p>
            <text:p text:style-name="Standard"><text:bookmark text:name="r-166934015"/></text:p>
            <text:p text:style-name="Standard"><text:bookmark text:name="r-166934016"/><text:span text:style-name="Source_20_Text">echo 'Le personnage 1 a ', $perso1-&gt;force(), ' de force, contrairement au personnage 2 qui a ', $perso2-&gt;force(), ' de </text:span><text:soft-page-break/><text:span text:style-name="Source_20_Text">force.&lt;br /&gt;';</text:span></text:p>
            <text:p text:style-name="Standard"><text:bookmark text:name="r-166934017"/><text:span text:style-name="Source_20_Text">echo 'Le personnage 1 a ', $perso1-&gt;experience(), ' d\'expérience, contrairement au personnage 2 qui a ', $perso2-&gt;experience(), ' d\'expérience.&lt;br /&gt;';</text:span></text:p>
            <text:p text:style-name="Standard"><text:bookmark text:name="r-166934018"/><text:span text:style-name="Source_20_Text">echo 'Le personnage 1 a ', $perso1-&gt;degats(), ' de dégâts, contrairement au personnage 2 qui a ', $perso2-&gt;degats(), ' de dégâts.&lt;br /&gt;';</text:span></text:p>
            <text:p text:style-name="Standard"><text:span text:style-name="Source_20_Text"/></text:p>
          </table:table-cell>
        </table:table-row>
        <table:table-row table:style-name="Tableau1.4">
          <table:table-cell table:style-name="Tableau1.A3" office:value-type="string">
            <text:p text:style-name="P19">is_a()</text:p>
          </table:table-cell>
          <table:table-cell table:style-name="Tableau1.A3" office:value-type="string">
            <text:p text:style-name="P14"><text:span text:style-name="T15">P</text:span>our savoir si un objet particulier est une instance d'une classe donnée </text:p>
          </table:table-cell>
          <table:table-cell table:style-name="Tableau1.C3" table:number-rows-spanned="3" office:value-type="string">
            <text:p text:style-name="P12">&lt;html&gt;</text:p>
            <text:p text:style-name="P12"><text:s text:c="2"/>&lt;head&gt;</text:p>
            <text:p text:style-name="P12"><text:s text:c="4"/>&lt;title&gt;Les Classs et les méthodes des objets&lt;/title&gt;</text:p>
            <text:p text:style-name="P12"><text:s text:c="2"/>&lt;/head&gt;</text:p>
            <text:p text:style-name="P12"><text:s text:c="2"/>&lt;body&gt;</text:p>
            <text:p text:style-name="P12"><text:s text:c="4"/>&lt;p&gt;</text:p>
            <text:p text:style-name="P12"><text:s text:c="6"/>&lt;?php</text:p>
            <text:p text:style-name="P12"><text:s text:c="8"/>class Person {</text:p>
            <text:p text:style-name="P12"><text:s text:c="10"/>public $isAlive = true;</text:p>
            <text:p text:style-name="P12"><text:s text:c="10"/></text:p>
            <text:p text:style-name="P12"><text:s text:c="10"/>function __construct($name) {</text:p>
            <text:p text:style-name="P12"><text:s text:c="14"/>$this-&gt;name = $name;</text:p>
            <text:p text:style-name="P12"><text:s text:c="10"/>}</text:p>
            <text:p text:style-name="P12"><text:s text:c="10"/></text:p>
            <text:p text:style-name="P12"><text:s text:c="10"/>public function dance() {</text:p>
            <text:p text:style-name="P12"><text:s text:c="12"/>return "Je danse !";</text:p>
            <text:p text:style-name="P12"><text:s text:c="10"/>}</text:p>
            <text:p text:style-name="P12"><text:s text:c="8"/>}</text:p>
            <text:p text:style-name="P12"><text:s text:c="8"/></text:p>
            <text:p text:style-name="P12"><text:s text:c="8"/>$me = new Person("Marc");</text:p>
            <text:p text:style-name="P12"><text:s text:c="8"/>if (is_a($me, "Person")) {</text:p>
            <text:p text:style-name="P12"><text:s text:c="10"/>echo "Je suis une personne, ";</text:p>
            <text:p text:style-name="P12"><text:s text:c="8"/>}</text:p>
            <text:p text:style-name="P12"><text:s text:c="8"/>if (property_exists($me, "name")) {</text:p>
            <text:p text:style-name="P12"><text:s text:c="10"/>echo "J'ai un nom, ";</text:p>
            <text:p text:style-name="P12"><text:soft-page-break/><text:s text:c="8"/>}</text:p>
            <text:p text:style-name="P12"><text:s text:c="8"/>if (method_exists($me, "dance")) {</text:p>
            <text:p text:style-name="P12"><text:s text:c="10"/>echo "et je sais comment danser !";</text:p>
            <text:p text:style-name="P12"><text:s text:c="8"/>}</text:p>
            <text:p text:style-name="P12"><text:s text:c="6"/>?&gt;</text:p>
            <text:p text:style-name="P12"><text:s text:c="4"/>&lt;/p&gt;</text:p>
            <text:p text:style-name="P12"><text:s text:c="2"/>&lt;/body&gt;</text:p>
            <text:p text:style-name="P12">&lt;/html&gt;</text:p>
          </table:table-cell>
        </table:table-row>
        <table:table-row table:style-name="Tableau1.4">
          <table:table-cell table:style-name="Tableau1.A3" office:value-type="string">
            <text:p text:style-name="P19">property_exists()</text:p>
          </table:table-cell>
          <table:table-cell table:style-name="Tableau1.A3" office:value-type="string">
            <text:p text:style-name="P14"><text:span text:style-name="T15">P</text:span>our savoir si un objet possède une propriété donnée </text:p>
          </table:table-cell>
          <table:covered-table-cell/>
        </table:table-row>
        <table:table-row table:style-name="Tableau1.4">
          <table:table-cell table:style-name="Tableau1.A3" office:value-type="string">
            <text:p text:style-name="P19">method_exists()</text:p>
          </table:table-cell>
          <table:table-cell table:style-name="Tableau1.A3" office:value-type="string">
            <text:p text:style-name="P14"><text:span text:style-name="T15">P</text:span>our savoir si un objet possède une méthode donnée </text:p>
          </table:table-cell>
          <table:covered-table-cell/>
        </table:table-row>
        <table:table-row table:style-name="Tableau1.4">
          <table:table-cell table:style-name="Tableau1.A3" office:value-type="string">
            <text:p text:style-name="P20">extends</text:p>
          </table:table-cell>
          <table:table-cell table:style-name="Tableau1.A3" office:value-type="string">
            <text:p text:style-name="P21">C’est un processus appelé héritage.</text:p>
            <text:p text:style-name="P21">L'héritage est un moyen pour une classe fille de récupérer les propriétés et les méthodes d'une autre classe (parent). </text:p>
          </table:table-cell>
          <table:table-cell table:style-name="Tableau1.C3" office:value-type="string">
            <text:p text:style-name="P12">&lt;html&gt;</text:p>
            <text:p text:style-name="P12"><text:s text:c="2"/>&lt;head&gt;</text:p>
            <text:p text:style-name="P12"><text:s text:c="4"/>&lt;title&gt;La forme des choses&lt;/title&gt;</text:p>
            <text:p text:style-name="P12"><text:s text:c="2"/>&lt;/head&gt;</text:p>
            <text:p text:style-name="P12"><text:s text:c="2"/>&lt;body&gt;</text:p>
            <text:p text:style-name="P12"><text:s text:c="4"/>&lt;p&gt;</text:p>
            <text:p text:style-name="P12"><text:s text:c="6"/>&lt;?php</text:p>
            <text:p text:style-name="P12"><text:s text:c="8"/>class Shape {</text:p>
            <text:p text:style-name="P12"><text:s text:c="10"/>public $hasSides = true;</text:p>
            <text:p text:style-name="P12"><text:s text:c="8"/>}</text:p>
            <text:p text:style-name="P12"><text:s text:c="8"/></text:p>
            <text:p text:style-name="P12"><text:s text:c="8"/>class Square extends Shape {</text:p>
            <text:p text:style-name="P12"><text:s text:c="8"/></text:p>
            <text:p text:style-name="P12"><text:s text:c="8"/>}</text:p>
            <text:p text:style-name="P12"><text:s text:c="8"/></text:p>
            <text:p text:style-name="P12"><text:s text:c="8"/>$square = new Square();</text:p>
            <text:p text:style-name="P12"><text:s text:c="8"/>// Ajoutez votre code ici !</text:p>
            <text:p text:style-name="P12"><text:s text:c="8"/>if (property_exists($square, "hasSides") ) {</text:p>
            <text:p text:style-name="P12"><text:s text:c="10"/>echo "J'ai des côtés !";</text:p>
            <text:p text:style-name="P12"><text:s text:c="8"/>}</text:p>
            <text:p text:style-name="P12"><text:s text:c="6"/>?&gt;</text:p>
            <text:p text:style-name="P12"><text:s text:c="4"/>&lt;/p&gt;</text:p>
            <text:p text:style-name="P12"><text:s text:c="2"/>&lt;/body&gt;</text:p>
            <text:p text:style-name="P12">&lt;/html&gt;</text:p>
            <text:p text:style-name="P12"/>
            <text:p text:style-name="P12">//Nous avons créé deux classes, <text:span text:style-name="Source_20_Text">Shape</text:span> (une forme géométrique) et <text:span text:style-name="Source_20_Text">Square</text:span> (un carré), avec <text:span text:style-name="Source_20_Text">Square</text:span> qui hérite de <text:span text:style-name="Source_20_Text">Shape</text:span>. </text:p>
            <text:p text:style-name="Text_20_body"><text:span text:style-name="Source_20_Text">Square</text:span> possède une propriété <text:span text:style-name="Source_20_Text">$hasSides</text:span> (possède des côtés), il hérite de cette propriété de la classe <text:span text:style-name="Source_20_Text">Shape</text:span>. </text:p>
            <text:p text:style-name="Text_20_body"><text:soft-page-break/><text:span text:style-name="Source_20_Text">property_exists()</text:span> vérifie si l'objet <text:span text:style-name="Source_20_Text">$square</text:span> possède la propriété <text:span text:style-name="Source_20_Text">"hasSides"</text:span>.</text:p>
            <text:p text:style-name="Text_20_body"/>
            <text:p text:style-name="Text_20_body">Parfois, nous voulons une classe fille (ou <text:span text:style-name="Strong_20_Emphasis">sous-classe</text:span>) pour être en mesure de remplacer une propriété ou une méthode de la classe parente (ou <text:span text:style-name="Strong_20_Emphasis">super classe</text:span>).:</text:p>
            <text:p text:style-name="P41">&lt;html&gt;</text:p>
            <text:p text:style-name="P41"><text:s text:c="2"/>&lt;head&gt;</text:p>
            <text:p text:style-name="P41"><text:s text:c="4"/>&lt;title&gt;Dérivation !&lt;/title&gt;</text:p>
            <text:p text:style-name="P41"><text:s text:c="2"/>&lt;/head&gt;</text:p>
            <text:p text:style-name="P41"><text:s text:c="2"/>&lt;body&gt;</text:p>
            <text:p text:style-name="P41"><text:s text:c="4"/>&lt;p&gt;</text:p>
            <text:p text:style-name="P41"><text:s text:c="6"/>&lt;?php</text:p>
            <text:p text:style-name="P41"><text:s text:c="8"/>class Vehicle {</text:p>
            <text:p text:style-name="P41"><text:s text:c="10"/>public function honk() {</text:p>
            <text:p text:style-name="P41"><text:s text:c="12"/>return "HONK HONK!";</text:p>
            <text:p text:style-name="P41"><text:s text:c="10"/>}</text:p>
            <text:p text:style-name="P41"><text:s text:c="8"/>}</text:p>
            <text:p text:style-name="P41"><text:s text:c="8"/>// Ajoutez votre code ici :</text:p>
            <text:p text:style-name="P41"><text:s text:c="8"/>class Bicycle extends Vehicle {</text:p>
            <text:p text:style-name="P41"><text:s text:c="12"/>public function honk() {</text:p>
            <text:p text:style-name="P41"><text:s text:c="16"/>return "Beep beep!";</text:p>
            <text:p text:style-name="P41"><text:s text:c="12"/>}</text:p>
            <text:p text:style-name="P41"><text:s text:c="8"/>}</text:p>
            <text:p text:style-name="P41"><text:s text:c="8"/></text:p>
            <text:p text:style-name="P41"><text:s text:c="8"/>$bicycle = new Bicycle();</text:p>
            <text:p text:style-name="P41"><text:s text:c="8"/>echo $bicycle-&gt;honk();</text:p>
            <text:p text:style-name="P41"><text:s text:c="6"/>?&gt;</text:p>
            <text:p text:style-name="P41"><text:soft-page-break/><text:s text:c="4"/>&lt;/p&gt;</text:p>
            <text:p text:style-name="P41"><text:s text:c="2"/>&lt;/body&gt;</text:p>
            <text:p text:style-name="P41">&lt;/html&gt;</text:p>
            <text:p text:style-name="P41"/>
            <text:p text:style-name="P41"/>
          </table:table-cell>
        </table:table-row>
        <table:table-row table:style-name="Tableau1.4">
          <table:table-cell table:style-name="Tableau1.A3" office:value-type="string">
            <text:p text:style-name="P22">final</text:p>
          </table:table-cell>
          <table:table-cell table:style-name="Tableau1.A3" office:value-type="string">
            <text:p text:style-name="P14"><text:span text:style-name="T16">P</text:span>our contrôler quelles méthodes peuvent être modifiées par une sous-classes. </text:p>
          </table:table-cell>
          <table:table-cell table:style-name="Tableau1.C3" office:value-type="string">
            <text:p text:style-name="P12"/>
          </table:table-cell>
        </table:table-row>
        <table:table-row table:style-name="Tableau1.4">
          <table:table-cell table:style-name="Tableau1.A3" office:value-type="string">
            <text:p text:style-name="P23">Const</text:p>
            <text:p text:style-name="P25">et</text:p>
            <text:p text:style-name="P25">Opérateur de portée  ::</text:p>
          </table:table-cell>
          <table:table-cell table:style-name="Tableau1.A3" office:value-type="string">
            <text:p text:style-name="P24">Lorsque l’on ne veut pas que les propriétés ne changent pas. Le const remplace alors le $</text:p>
            <text:p text:style-name="P24">PHP permet que nous fixions des constantes au niveau des classes. On pourra utiliser cette constante à l'intérieur même de la classe (dans ses méthodes, par exemple). Mais PHP nous propose également de pouvoir utiliser la valeur de la constante de classe depuis l'extérieur de la classe, en utilisant la syntaxe suivante : <text:span text:style-name="Source_20_Text">MaClasse::maConstante</text:span> </text:p>
          </table:table-cell>
          <table:table-cell table:style-name="Tableau1.C3" office:value-type="string">
            <text:p text:style-name="P38"><text:span text:style-name="Source_20_Text"><text:span text:style-name="T13">class Immortel extends Person {</text:span></text:span></text:p>
            <text:p text:style-name="Preformatted_20_Text"><text:span text:style-name="Source_20_Text"><text:span text:style-name="T13">   // Les immortels ne meurent jamais ! </text:span></text:span></text:p>
            <text:p text:style-name="Preformatted_20_Text"><text:span text:style-name="Source_20_Text"><text:span text:style-name="T13">   const alive = true; </text:span></text:span></text:p>
            <text:p text:style-name="Preformatted_20_Text"><text:span text:style-name="Source_20_Text"><text:span text:style-name="T13">} </text:span></text:span></text:p>
            <text:p text:style-name="P45"/>
            <text:p text:style-name="Preformatted_20_Text"><text:span text:style-name="Source_20_Text"><text:span text:style-name="T13">// depuis le code principel PHP</text:span></text:span></text:p>
            <text:p text:style-name="Preformatted_20_Text"><text:span text:style-name="Source_20_Text"><text:span text:style-name="T13">// Si c'est vrai ... </text:span></text:span></text:p>
            <text:p text:style-name="Preformatted_20_Text"><text:span text:style-name="Source_20_Text"><text:span text:style-name="T13">if (Immortel::alive) {</text:span></text:span></text:p>
            <text:p text:style-name="Preformatted_20_Text"><text:span text:style-name="Source_20_Text"><text:span text:style-name="T13">   echo "Je vis éternellement!"; </text:span></text:span></text:p>
            <text:p text:style-name="P46"><text:span text:style-name="Source_20_Text"><text:span text:style-name="T13">} </text:span></text:span></text:p>
            <text:p text:style-name="P12">Dans l'exemple ci-dessus, nous utilisons <text:span text:style-name="Source_20_Text">::</text:span> pour accéder à la constante <text:span text:style-name="Source_20_Text">alive</text:span> à l'intérieur de la classe <text:span text:style-name="Source_20_Text">Immortel</text:span>. <text:line-break/>Le symbole <text:span text:style-name="Source_20_Text">::</text:span> est l'opérateur de résolution de portée. Cet opérateur permet d'utiliser la valeur d'une constante de classe.<text:line-break/>Il permet également de faire appel aux méthodes de la classe parente par exemple (via <text:span text:style-name="Source_20_Text">parent::myFunc();</text:span>). </text:p>
          </table:table-cell>
        </table:table-row>
        <table:table-row table:style-name="Tableau1.4">
          <table:table-cell table:style-name="Tableau1.A3" office:value-type="string">
            <text:p text:style-name="P25">static</text:p>
          </table:table-cell>
          <table:table-cell table:style-name="Tableau1.A3" office:value-type="string">
            <text:p text:style-name="P15"><text:span text:style-name="T17">Pour </text:span>accéder aux propriétés ou aux méthodes de class sans avoir besoin de créer une instance de la class.</text:p>
            <text:p text:style-name="P15">Le mot-clé <text:span text:style-name="Source_20_Text">static</text:span> est fait pour cela. en déclarant une propriété de classe ou une méthode de classe avec ce mot-clé <text:span text:style-name="Source_20_Text">static</text:span>, vous autorisez son utilisation sans avoir besoin d'instancer cette classe pour obtenir un objet. </text:p>
            <text:p text:style-name="P15"><text:soft-page-break/>Cette possibilité est utile dans certains cas. Par exemple, pour "regrouper" des fonctions au sein d'une classe (pour créer, par exemple, une classe <text:span text:style-name="Emphasis">utilitaire</text:span> incluant vos propres fonctions). Il est plus simple de pouvoir utiliser ces fonctions (méthodes) directement plutôt que d'avoir au préalable besoin d'instancer la classe utilitaire en un objet. Idem pour regrouper des constantes mathématiques (comme <text:span text:style-name="Emphasis">Pi</text:span>) au sein d'une classe. On ne fait pas cela tous les jours ! mais c'est parfois utile... On est là dans de la programmation avancée ! </text:p>
          </table:table-cell>
          <table:table-cell table:style-name="Tableau1.C3" office:value-type="string">
            <text:p text:style-name="P38"><text:span text:style-name="Source_20_Text">class MesOutilsMath {</text:span></text:p>
            <text:p text:style-name="Preformatted_20_Text"><text:span text:style-name="Source_20_Text"><text:s text:c="3"/>public static $Pi = 3.141592653589793;</text:span></text:p>
            <text:p text:style-name="Preformatted_20_Text"><text:span text:style-name="Source_20_Text"><text:s text:c="3"/>public static function addition($a,$b) {</text:span></text:p>
            <text:p text:style-name="Preformatted_20_Text"><text:span text:style-name="Source_20_Text"><text:s text:c="5"/>return $a+$b; </text:span></text:p>
            <text:p text:style-name="Preformatted_20_Text"><text:span text:style-name="Source_20_Text"><text:s text:c="3"/>} </text:span></text:p>
            <text:p text:style-name="Preformatted_20_Text"><text:span text:style-name="Source_20_Text">} </text:span></text:p>
            <text:p text:style-name="Preformatted_20_Text"/>
            <text:p text:style-name="Preformatted_20_Text"><text:span text:style-name="Source_20_Text">echo MesOutilsMath::$Pi; // Affiche 3.141592653589793</text:span></text:p>
            <text:p text:style-name="P46"><text:soft-page-break/><text:span text:style-name="Source_20_Text">echo MesOutilsMath::addition(6,5); // Affiche 11 </text:span></text:p>
            <text:p text:style-name="P6"><text:span text:style-name="T3">//</text:span>Pour utiliser les propriétés ou les méthodes <text:span text:style-name="Source_20_Text">static</text:span> d'une classe, il faut utiliser (encore une fois) l'opérateur de résolution de portée <text:span text:style-name="Source_20_Text">::</text:span>. </text:p>
          </table:table-cell>
        </table:table-row>
        <table:table-row table:style-name="Tableau1.4">
          <table:table-cell table:style-name="Tableau1.A3" office:value-type="string">
            <text:p text:style-name="P26">$this</text:p>
          </table:table-cell>
          <table:table-cell table:style-name="Tableau1.A3" office:value-type="string">
            <text:p text:style-name="P14"><text:span text:style-name="T19">C’</text:span>est une variable représentant l'objet à partir duquel on a appelé la méthode <text:span text:style-name="T19">(cela équivaut à dire moi)</text:span></text:p>
          </table:table-cell>
          <table:table-cell table:style-name="Tableau1.C3" office:value-type="string">
            <text:p text:style-name="P12"/>
          </table:table-cell>
        </table:table-row>
        <table:table-row table:style-name="Tableau1.4">
          <table:table-cell table:style-name="Tableau1.A3" office:value-type="string">
            <text:p text:style-name="P13">__<text:span text:style-name="T18">construct()</text:span></text:p>
          </table:table-cell>
          <table:table-cell table:style-name="Tableau1.A3" office:value-type="string">
            <text:p text:style-name="P52">C’est une méthode qui est appelée au moment de la construction. Le constructeur a toujours le nom de la classe</text:p>
          </table:table-cell>
          <table:table-cell table:style-name="Tableau1.C3" office:value-type="string">
            <text:p text:style-name="P12"/>
          </table:table-cell>
        </table:table-row>
        <table:table-row table:style-name="Tableau1.4">
          <table:table-cell table:style-name="Tableau1.A3" office:value-type="string">
            <text:p text:style-name="P51">Héritage</text:p>
          </table:table-cell>
          <table:table-cell table:style-name="Tableau1.A3" office:value-type="string">
            <text:p text:style-name="P52">Création d’une classe fille</text:p>
          </table:table-cell>
          <table:table-cell table:style-name="Tableau1.C3" office:value-type="string">
            <text:p text:style-name="P52">En PHP, c’est @extends puis le nom de la classe</text:p>
          </table:table-cell>
        </table:table-row>
        <table:table-row table:style-name="Tableau1.4">
          <table:table-cell table:style-name="Tableau1.A3" office:value-type="string">
            <text:p text:style-name="P51">Public</text:p>
          </table:table-cell>
          <table:table-cell table:style-name="Tableau1.A3" office:value-type="string">
            <text:p text:style-name="P52">Visible par tout le monde</text:p>
          </table:table-cell>
          <table:table-cell table:style-name="Tableau1.C3" office:value-type="string">
            <text:p text:style-name="P12"/>
          </table:table-cell>
        </table:table-row>
        <table:table-row table:style-name="Tableau1.4">
          <table:table-cell table:style-name="Tableau1.A3" office:value-type="string">
            <text:p text:style-name="P51">Private</text:p>
          </table:table-cell>
          <table:table-cell table:style-name="Tableau1.A3" office:value-type="string">
            <text:p text:style-name="P52">Il n’y a que les attributs de cette classe qui peuvent y accéder (pas les filles). Idem pour les méthodes</text:p>
          </table:table-cell>
          <table:table-cell table:style-name="Tableau1.C3" office:value-type="string">
            <text:p text:style-name="P12"/>
          </table:table-cell>
        </table:table-row>
        <table:table-row table:style-name="Tableau1.4">
          <table:table-cell table:style-name="Tableau1.A3" office:value-type="string">
            <text:p text:style-name="P55">Protected</text:p>
          </table:table-cell>
          <table:table-cell table:style-name="Tableau1.A3" office:value-type="string">
            <text:p text:style-name="P56">Accessible aux méthodes qui sont dans cette classe et à ses enfants</text:p>
          </table:table-cell>
          <table:table-cell table:style-name="Tableau1.C3" office:value-type="string">
            <text:p text:style-name="P12"/>
          </table:table-cell>
        </table:table-row>
        <table:table-row table:style-name="Tableau1.4">
          <table:table-cell table:style-name="Tableau1.A3" office:value-type="string">
            <text:p text:style-name="P27">abstract</text:p>
          </table:table-cell>
          <table:table-cell table:style-name="Tableau1.A3" office:value-type="string">
            <text:p text:style-name="P52">C’est une classe qui ne peut pas être instanciée. Cela interdit de faire new sur la classe</text:p>
          </table:table-cell>
          <table:table-cell table:style-name="Tableau1.C3" office:value-type="string">
            <text:p text:style-name="P52">Abstract class + nom de la classe</text:p>
          </table:table-cell>
        </table:table-row>
        <table:table-row table:style-name="Tableau1.4">
          <table:table-cell table:style-name="Tableau1.A3" office:value-type="string">
            <text:p text:style-name="P51">Surcharger</text:p>
          </table:table-cell>
          <table:table-cell table:style-name="Tableau1.A3" office:value-type="string">
            <text:p text:style-name="P52">Redéfinir une méthode dans une classe fille. Cela écrase la méthode de la méthode parent</text:p>
          </table:table-cell>
          <table:table-cell table:style-name="Tableau1.C3" office:value-type="string">
            <text:p text:style-name="P12"/>
          </table:table-cell>
        </table:table-row>
      </table:table>
      <text:h text:style-name="P48" text:outline-level="1"/>
      <text:h text:style-name="P4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Lucida Console" svg:font-family="'Lucida Console'" style:font-family-generic="modern"/>
    <style:font-face style:name="NSimSun" svg:font-family="NSimSun" style:font-family-generic="modern"/>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fo:padding="0cm" fo:border="none" style:writing-mode="lr-tb"/>
      <style:text-properties fo:color="#000000" style:font-name="Calibri" fo:font-family="Calibri" style:font-family-generic="swiss" style:font-pitch="variable" fo:font-size="11pt" fo:language="en" fo:country="non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501cm" fo:margin-right="0cm" fo:margin-top="0.212cm" fo:margin-bottom="0cm" loext:contextual-spacing="false" fo:line-height="100%" fo:text-align="justify" style:justify-single-word="false" fo:keep-together="always" fo:text-indent="0.492cm" style:auto-text-indent="false" fo:keep-with-next="always"/>
      <style:text-properties style:font-name="Calibri" fo:font-family="Calibri" style:font-family-generic="swiss" style:font-pitch="variable" fo:font-size="18pt" fo:font-weight="normal" style:font-name-asian="Calibri" style:font-family-asian="Calibri" style:font-family-generic-asian="swiss" style:font-pitch-asian="variable" style:font-size-asian="18pt" style:font-weight-asian="normal" style:font-name-complex="Calibri" style:font-family-complex="Calibri"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left="1.905cm" fo:margin-right="0cm" fo:margin-top="0cm" fo:margin-bottom="0cm" loext:contextual-spacing="false" fo:line-height="100%" fo:text-align="justify" style:justify-single-word="false" fo:keep-together="always" fo:text-indent="-1.27cm" style:auto-text-indent="false" fo:keep-with-next="always"/>
      <style:text-properties style:font-name="Calibri" fo:font-family="Calibri" style:font-family-generic="swiss" style:font-pitch="variable" fo:font-size="16pt" fo:font-weight="normal" style:font-name-asian="Calibri" style:font-family-asian="Calibri" style:font-family-generic-asian="swiss" style:font-pitch-asian="variable" style:font-size-asian="16pt" style:font-weight-asian="normal" style:font-name-complex="Calibri" style:font-family-complex="Calibri" style:font-family-generic-complex="swiss" style:font-pitch-complex="variable" style:font-size-complex="16pt"/>
    </style:style>
    <style:style style:name="Heading_20_3" style:display-name="Heading 3" style:family="paragraph" style:parent-style-name="Standard" style:next-style-name="Standard" style:default-outline-level="3" style:class="text">
      <style:paragraph-properties fo:margin-left="1.905cm" fo:margin-right="0cm" fo:margin-top="0.212cm" fo:margin-bottom="0cm" loext:contextual-spacing="false" fo:line-height="115%" fo:keep-together="always" fo:text-indent="-0.653cm" style:auto-text-indent="false" fo:keep-with-next="always"/>
      <style:text-properties style:font-name="Calibri" fo:font-family="Calibri" style:font-family-generic="swiss" style:font-pitch="variable" fo:font-size="14pt" fo:font-weight="normal" style:font-name-asian="Calibri" style:font-family-asian="Calibri" style:font-family-generic-asian="swiss" style:font-pitch-asian="variable" style:font-size-asian="14pt" style:font-weight-asian="normal" style:font-name-complex="Calibri" style:font-family-complex="Calibri"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left="3.274cm" fo:margin-right="0cm" fo:margin-top="0.353cm" fo:margin-bottom="0cm" loext:contextual-spacing="false" fo:line-height="115%" fo:text-align="justify" style:justify-single-word="false" fo:keep-together="always" fo:text-indent="-0.635cm" style:auto-text-indent="false" fo:keep-with-next="always"/>
      <style:text-properties style:font-name="Calibri" fo:font-family="Calibri" style:font-family-generic="swiss" style:font-pitch="variable" fo:font-size="14pt" fo:font-weight="normal" style:font-name-asian="Calibri" style:font-family-asian="Calibri" style:font-family-generic-asian="swiss" style:font-pitch-asian="variable" style:font-size-asian="14pt" style:font-weight-asian="normal" style:font-name-complex="Calibri" style:font-family-complex="Calibri" style:font-family-generic-complex="swiss" style:font-pitch-complex="variable" style:font-size-complex="14pt"/>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line-height="115%" fo:keep-together="always" fo:keep-with-next="always"/>
      <style:text-properties fo:color="#243f60" style:font-name="Cambria" fo:font-family="Cambria" style:font-family-generic="roman" style:font-pitch="variable" fo:font-size="11pt" fo:font-weight="normal" style:font-name-asian="Cambria" style:font-family-asian="Cambria" style:font-family-generic-asian="roman" style:font-pitch-asian="variable" style:font-size-asian="11pt" style:font-weight-asian="normal" style:font-name-complex="Cambria" style:font-family-complex="Cambria" style:font-family-generic-complex="roman"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line-height="115%" fo:keep-together="always" fo:keep-with-next="always"/>
      <style:text-properties fo:color="#243f60" style:font-name="Cambria" fo:font-family="Cambria" style:font-family-generic="roman" style:font-pitch="variable" fo:font-size="11pt" fo:font-style="italic" fo:font-weight="normal" style:font-name-asian="Cambria" style:font-family-asian="Cambria" style:font-family-generic-asian="roman" style:font-pitch-asian="variable" style:font-size-asian="11pt" style:font-style-asian="italic" style:font-weight-asian="normal" style:font-name-complex="Cambria" style:font-family-complex="Cambria" style:font-family-generic-complex="roman" style:font-pitch-complex="variable" style:font-size-complex="11pt"/>
    </style:style>
    <style:style style:name="Titre1" style:family="paragraph" style:parent-style-name="Standard" style:next-style-name="Standard">
      <style:paragraph-properties fo:margin-top="0cm" fo:margin-bottom="0.529cm" loext:contextual-spacing="false" fo:line-height="100%" fo:keep-together="always" fo:keep-with-next="always"/>
      <style:text-properties fo:color="#17365d" style:font-name="Cambria" fo:font-family="Cambria" style:font-family-generic="roman" style:font-pitch="variable" fo:font-size="26pt" fo:font-weight="normal" style:font-name-asian="Cambria" style:font-family-asian="Cambria" style:font-family-generic-asian="roman" style:font-pitch-asian="variable" style:font-size-asian="26pt" style:font-weight-asian="normal" style:font-name-complex="Cambria" style:font-family-complex="Cambria" style:font-family-generic-complex="roman" style:font-pitch-complex="variable" style:font-size-complex="26pt"/>
    </style:style>
    <style:style style:name="Subtitle" style:family="paragraph" style:parent-style-name="Standard" style:next-style-name="Standard" style:class="chapter">
      <style:paragraph-properties fo:margin-top="0cm" fo:margin-bottom="0.353cm" loext:contextual-spacing="false" fo:line-height="115%" fo:keep-together="always" fo:keep-with-next="always"/>
      <style:text-properties fo:color="#4f81bd" style:font-name="Cambria" fo:font-family="Cambria" style:font-family-generic="roman" style:font-pitch="variable" fo:font-size="12pt" fo:font-style="italic" fo:font-weight="normal"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WW8Num2z0" style:family="text">
      <style:text-properties style:font-name="Calibri" fo:font-family="Calibri" style:font-family-generic="swiss" style:font-pitch="variable" fo:font-size="12pt" fo:language="fr" fo:country="FR" style:font-size-asian="12pt" style:font-name-complex="Calibri" style:font-family-complex="Calibri"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2cm" fo:margin-right="0cm" fo:margin-top="1.27cm" fo:margin-bottom="0cm" loext:contextual-spacing="false" fo:text-indent="0cm" style:auto-text-indent="false">
        <style:tab-stops>
          <style:tab-stop style:position="6.251cm" style:type="center"/>
          <style:tab-stop style:position="14.503cm" style:type="right"/>
        </style:tab-stops>
      </style:paragraph-properties>
    </style:style>
    <style:style style:name="MP2" style:family="paragraph" style:parent-style-name="Standard">
      <style:paragraph-properties fo:margin-left="0cm" fo:margin-right="0cm" fo:text-indent="-1.499cm" style:auto-text-indent="false"/>
      <style:text-properties fo:language="en" fo:country="US" style:language-asian="none" style:country-asian="none"/>
    </style:style>
    <style:style style:name="MP3" style:family="paragraph" style:parent-style-name="Standard">
      <style:paragraph-properties fo:margin-top="0.035cm" fo:margin-bottom="1cm" loext:contextual-spacing="false" fo:text-align="end" style:justify-single-word="false">
        <style:tab-stops>
          <style:tab-stop style:position="8.001cm" style:type="center"/>
          <style:tab-stop style:position="16.002cm" style:type="right"/>
        </style:tab-stops>
      </style:paragraph-properties>
    </style:style>
    <style:style style:name="MT1" style:family="text">
      <style:text-properties style:font-name="Arial" fo:font-size="9pt" style:font-name-asian="Arial" style:font-size-asian="9pt" style:font-name-complex="Arial" style:font-size-complex="9pt"/>
    </style:style>
    <style:style style:name="MT2" style:family="text">
      <style:text-properties fo:font-size="12pt" fo:font-weight="bold" style:font-name-asian="Arial" style:font-size-asian="12pt" style:font-weight-asian="bold" style:font-name-complex="Arial" style:font-size-complex="12pt"/>
    </style:style>
    <style:style style:name="MT3" style:family="text">
      <style:text-properties fo:language="en" fo:country="US" style:language-asian="none" style:country-asian="none"/>
    </style:style>
    <style:style style:name="Mfr1" style:family="graphic" style:parent-style-name="Graphics">
      <style:graphic-properties fo:margin-left="0cm" fo:margin-right="0cm" style:vertical-pos="top" style:vertical-rel="baseline" fo:padding="0.002cm" fo:border="none" style:mirror="none" fo:clip="rect(-0.009cm, -0.009cm, -0.009cm, -0.009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0.002cm" fo:border="none" style:mirror="none" fo:clip="rect(-0.007cm, -0.007cm, -0.007cm, -0.007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1.499cm" fo:margin-right="1.499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
      </style:header>
      <style:header-first>
        <text:p text:style-name="MP2"><draw:frame draw:style-name="Mfr1" draw:name="Image1" text:anchor-type="as-char" svg:width="21.011cm" svg:height="9.183cm" draw:z-index="0"><draw:image xlink:href="Pictures/100000000000062E000002B861C8A8A0EE3A1073.jpg" xlink:type="simple" xlink:show="embed" xlink:actuate="onLoad" loext:mime-type="image/jpeg"/></draw:frame></text:p>
      </style:header-first>
      <style:footer>
        <text:p text:style-name="MP3"><text:span text:style-name="MT1">Page </text:span><text:span text:style-name="MT2"><text:page-number text:select-page="current">11</text:page-number></text:span><text:span text:style-name="MT1"><text:s/>/ </text:span><text:span text:style-name="MT2"><text:page-count style:num-format="1">12</text:page-count></text:span><text:line-break/><text:span text:style-name="MT3"><draw:frame draw:style-name="Mfr2" draw:name="Image2" text:anchor-type="as-char" svg:width="5.634cm" svg:height="2.6cm" draw:z-index="11"><draw:image xlink:href="Pictures/10000000000000A00000004A0D0E12ED110A0538.jpg" xlink:type="simple" xlink:show="embed" xlink:actuate="onLoad" loext:mime-type="image/jpeg"/></draw:frame></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Isabel Vergara Gallego</meta:initial-creator>
    <meta:creation-date>2018-01-02T17:39:00</meta:creation-date>
    <dc:date>2018-02-14T09:48:39.262000000</dc:date>
    <meta:editing-cycles>9</meta:editing-cycles>
    <meta:editing-duration>PT8H22M11S</meta:editing-duration>
    <meta:generator>LibreOffice/5.4.1.2$Windows_X86_64 LibreOffice_project/ea7cb86e6eeb2bf3a5af73a8f7777ac570321527</meta:generator>
    <meta:document-statistic meta:table-count="1" meta:image-count="2" meta:object-count="0" meta:page-count="12" meta:paragraph-count="414" meta:word-count="2427" meta:character-count="15483" meta:non-whitespace-character-count="12723"/>
  </office:meta>
</office:document-meta>
</file>